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B" table:style-name="ta1">
        <table:shapes>
          <draw:frame draw:z-index="0" draw:style-name="gr1" draw:text-style-name="P1" svg:width="6.1835in" svg:height="3.5429in" svg:x="0in" svg:y="4.248in">
            <draw:object draw:notify-on-update-of-ranges="BB.A6:BB.A23 BB.B5:BB.B5 BB.B6:BB.B23 BB.C5:BB.C5 BB.C6:BB.C23 BB.D5:BB.D5 BB.D6:BB.D23 BB.E5:BB.E5 BB.E6:BB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asic Blocks vs Graph Vertice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502696" calcext:value-type="float">
            <text:p>1502696</text:p>
          </table:table-cell>
          <table:table-cell office:value-type="float" office:value="1509439" calcext:value-type="float">
            <text:p>1509439</text:p>
          </table:table-cell>
          <table:table-cell office:value-type="float" office:value="1370288" calcext:value-type="float">
            <text:p>1370288</text:p>
          </table:table-cell>
          <table:table-cell office:value-type="float" office:value="1383576" calcext:value-type="float">
            <text:p>138357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453942" calcext:value-type="float">
            <text:p>1453942</text:p>
          </table:table-cell>
          <table:table-cell office:value-type="float" office:value="1189597" calcext:value-type="float">
            <text:p>1189597</text:p>
          </table:table-cell>
          <table:table-cell office:value-type="float" office:value="1644593" calcext:value-type="float">
            <text:p>1644593</text:p>
          </table:table-cell>
          <table:table-cell office:value-type="float" office:value="1532932" calcext:value-type="float">
            <text:p>153293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467019" calcext:value-type="float">
            <text:p>1467019</text:p>
          </table:table-cell>
          <table:table-cell office:value-type="float" office:value="2145655" calcext:value-type="float">
            <text:p>2145655</text:p>
          </table:table-cell>
          <table:table-cell office:value-type="float" office:value="1458245" calcext:value-type="float">
            <text:p>1458245</text:p>
          </table:table-cell>
          <table:table-cell office:value-type="float" office:value="1660873" calcext:value-type="float">
            <text:p>166087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304193" calcext:value-type="float">
            <text:p>1304193</text:p>
          </table:table-cell>
          <table:table-cell office:value-type="float" office:value="2299288" calcext:value-type="float">
            <text:p>2299288</text:p>
          </table:table-cell>
          <table:table-cell office:value-type="float" office:value="1928443" calcext:value-type="float">
            <text:p>1928443</text:p>
          </table:table-cell>
          <table:table-cell office:value-type="float" office:value="2401194" calcext:value-type="float">
            <text:p>240119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785796" calcext:value-type="float">
            <text:p>1785796</text:p>
          </table:table-cell>
          <table:table-cell office:value-type="float" office:value="2709056" calcext:value-type="float">
            <text:p>2709056</text:p>
          </table:table-cell>
          <table:table-cell office:value-type="float" office:value="2711533" calcext:value-type="float">
            <text:p>2711533</text:p>
          </table:table-cell>
          <table:table-cell office:value-type="float" office:value="2743874" calcext:value-type="float">
            <text:p>274387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253465" calcext:value-type="float">
            <text:p>2253465</text:p>
          </table:table-cell>
          <table:table-cell office:value-type="float" office:value="3632287" calcext:value-type="float">
            <text:p>3632287</text:p>
          </table:table-cell>
          <table:table-cell office:value-type="float" office:value="2946789" calcext:value-type="float">
            <text:p>2946789</text:p>
          </table:table-cell>
          <table:table-cell office:value-type="float" office:value="3944798" calcext:value-type="float">
            <text:p>394479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2693833" calcext:value-type="float">
            <text:p>2693833</text:p>
          </table:table-cell>
          <table:table-cell office:value-type="float" office:value="3287414" calcext:value-type="float">
            <text:p>3287414</text:p>
          </table:table-cell>
          <table:table-cell office:value-type="float" office:value="4577260" calcext:value-type="float">
            <text:p>4577260</text:p>
          </table:table-cell>
          <table:table-cell office:value-type="float" office:value="7193248" calcext:value-type="float">
            <text:p>719324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3817317" calcext:value-type="float">
            <text:p>3817317</text:p>
          </table:table-cell>
          <table:table-cell office:value-type="float" office:value="4774111" calcext:value-type="float">
            <text:p>4774111</text:p>
          </table:table-cell>
          <table:table-cell office:value-type="float" office:value="8367978" calcext:value-type="float">
            <text:p>8367978</text:p>
          </table:table-cell>
          <table:table-cell office:value-type="float" office:value="13775894" calcext:value-type="float">
            <text:p>13775894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6506602" calcext:value-type="float">
            <text:p>6506602</text:p>
          </table:table-cell>
          <table:table-cell office:value-type="float" office:value="10479544" calcext:value-type="float">
            <text:p>10479544</text:p>
          </table:table-cell>
          <table:table-cell office:value-type="float" office:value="15999976" calcext:value-type="float">
            <text:p>15999976</text:p>
          </table:table-cell>
          <table:table-cell office:value-type="float" office:value="27223387" calcext:value-type="float">
            <text:p>2722338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1589209" calcext:value-type="float">
            <text:p>11589209</text:p>
          </table:table-cell>
          <table:table-cell office:value-type="float" office:value="18879516" calcext:value-type="float">
            <text:p>18879516</text:p>
          </table:table-cell>
          <table:table-cell office:value-type="float" office:value="28650532" calcext:value-type="float">
            <text:p>28650532</text:p>
          </table:table-cell>
          <table:table-cell office:value-type="float" office:value="57536561" calcext:value-type="float">
            <text:p>5753656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2198097" calcext:value-type="float">
            <text:p>22198097</text:p>
          </table:table-cell>
          <table:table-cell office:value-type="float" office:value="37363043" calcext:value-type="float">
            <text:p>37363043</text:p>
          </table:table-cell>
          <table:table-cell office:value-type="float" office:value="65676902" calcext:value-type="float">
            <text:p>65676902</text:p>
          </table:table-cell>
          <table:table-cell office:value-type="float" office:value="118788291" calcext:value-type="float">
            <text:p>11878829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5458844" calcext:value-type="float">
            <text:p>35458844</text:p>
          </table:table-cell>
          <table:table-cell office:value-type="float" office:value="63647478" calcext:value-type="float">
            <text:p>63647478</text:p>
          </table:table-cell>
          <table:table-cell office:value-type="float" office:value="133122457" calcext:value-type="float">
            <text:p>133122457</text:p>
          </table:table-cell>
          <table:table-cell office:value-type="float" office:value="248080810" calcext:value-type="float">
            <text:p>2480808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69678599" calcext:value-type="float">
            <text:p>69678599</text:p>
          </table:table-cell>
          <table:table-cell office:value-type="float" office:value="151561613" calcext:value-type="float">
            <text:p>151561613</text:p>
          </table:table-cell>
          <table:table-cell office:value-type="float" office:value="276566575" calcext:value-type="float">
            <text:p>276566575</text:p>
          </table:table-cell>
          <table:table-cell office:value-type="float" office:value="519996013" calcext:value-type="float">
            <text:p>51999601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73430321" calcext:value-type="float">
            <text:p>173430321</text:p>
          </table:table-cell>
          <table:table-cell office:value-type="float" office:value="308519643" calcext:value-type="float">
            <text:p>308519643</text:p>
          </table:table-cell>
          <table:table-cell office:value-type="float" office:value="497211322" calcext:value-type="float">
            <text:p>497211322</text:p>
          </table:table-cell>
          <table:table-cell office:value-type="float" office:value="1070983865" calcext:value-type="float">
            <text:p>1070983865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37478695" calcext:value-type="float">
            <text:p>337478695</text:p>
          </table:table-cell>
          <table:table-cell office:value-type="float" office:value="528898100" calcext:value-type="float">
            <text:p>528898100</text:p>
          </table:table-cell>
          <table:table-cell office:value-type="float" office:value="1133195461" calcext:value-type="float">
            <text:p>1133195461</text:p>
          </table:table-cell>
          <table:table-cell office:value-type="float" office:value="2174003353" calcext:value-type="float">
            <text:p>217400335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567201075" calcext:value-type="float">
            <text:p>567201075</text:p>
          </table:table-cell>
          <table:table-cell office:value-type="float" office:value="1071092163" calcext:value-type="float">
            <text:p>1071092163</text:p>
          </table:table-cell>
          <table:table-cell office:value-type="float" office:value="2071469325" calcext:value-type="float">
            <text:p>2071469325</text:p>
          </table:table-cell>
          <table:table-cell office:value-type="float" office:value="4405325938" calcext:value-type="float">
            <text:p>440532593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370180059" calcext:value-type="float">
            <text:p>1370180059</text:p>
          </table:table-cell>
          <table:table-cell office:value-type="float" office:value="2168922496" calcext:value-type="float">
            <text:p>2168922496</text:p>
          </table:table-cell>
          <table:table-cell office:value-type="float" office:value="4213829413" calcext:value-type="float">
            <text:p>4213829413</text:p>
          </table:table-cell>
          <table:table-cell office:value-type="float" office:value="8253508983" calcext:value-type="float">
            <text:p>8253508983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820539564" calcext:value-type="float">
            <text:p>2820539564</text:p>
          </table:table-cell>
          <table:table-cell office:value-type="float" office:value="4400119307" calcext:value-type="float">
            <text:p>4400119307</text:p>
          </table:table-cell>
          <table:table-cell office:value-type="float" office:value="9692375083" calcext:value-type="float">
            <text:p>9692375083</text:p>
          </table:table-cell>
          <table:table-cell office:value-type="float" office:value="16846812013" calcext:value-type="float">
            <text:p>16846812013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shapes>
          <draw:frame draw:z-index="0" draw:style-name="gr1" draw:text-style-name="P1" svg:width="6.1248in" svg:height="3.5429in" svg:x="6.2906in" svg:y="4.865in">
            <draw:object draw:notify-on-update-of-ranges="Instructions.A31:Instructions.A48 Instructions.B30:Instructions.B30 Instructions.B31:Instructions.B48 Instructions.C30:Instructions.C30 Instructions.C31:Instructions.C48 Instructions.D30:Instructions.D30 Instructions.D31:Instructions.D48 Instructions.E30:Instructions.E30 Instructions.E31:Instructions.E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122in" svg:height="3.513in" svg:x="6.2228in" svg:y="9.4398in">
            <draw:object draw:notify-on-update-of-ranges="Instructions.A57:Instructions.A74 Instructions.B56:Instructions.B56 Instructions.B57:Instructions.B74 Instructions.C56:Instructions.C56 Instructions.C57:Instructions.C74 Instructions.D56:Instructions.D56 Instructions.D57:Instructions.D74 Instructions.E56:Instructions.E56 Instructions.E57:Instructions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1732in" svg:height="3.5803in" svg:x="6.2232in" svg:y="0.5106in">
            <draw:object draw:notify-on-update-of-ranges="Instructions.A6:Instructions.A23 Instructions.B5:Instructions.B5 Instructions.B6:Instructions.B23 Instructions.C5:Instructions.C5 Instructions.C6:Instructions.C23 Instructions.D5:Instructions.D5 Instructions.D6:Instructions.D23 Instructions.E5:Instructions.E5 Instructions.E6:Instructions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0697in" svg:height="3.4524in" svg:x="12.5807in" svg:y="9.052in">
            <draw:object draw:notify-on-update-of-ranges="Instructions.P5:Instructions.P22 Instructions.Q4:Instructions.Q4 Instructions.Q5:Instructions.Q22 Instructions.R4:Instructions.R4 Instructions.R5:Instructions.R22 Instructions.S4:Instructions.S4 Instructions.S5:Instructions.S22 Instructions.T4:Instructions.T4 Instructions.T5:Instructions.T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1024in" svg:height="3.4665in" svg:x="12.5484in" svg:y="12.6567in">
            <draw:object draw:notify-on-update-of-ranges="Instructions.P30:Instructions.P47 Instructions.Q29:Instructions.Q29 Instructions.Q30:Instructions.Q47 Instructions.R29:Instructions.R29 Instructions.R30:Instructions.R47 Instructions.S29:Instructions.S29 Instructions.S30:Instructions.S47 Instructions.T29:Instructions.T29 Instructions.T30:Instructions.T4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9" table:default-cell-style-name="Default"/>
        <table:table-row table:style-name="ro3" table:number-rows-repeated="2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Read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Read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6]/[.B57])*100" office:value-type="float" office:value="25.5195853200344" calcext:value-type="float">
            <text:p>25.51958532</text:p>
          </table:table-cell>
          <table:table-cell table:formula="of:=([.C6]/[.C57])*100" office:value-type="float" office:value="24.9197101460924" calcext:value-type="float">
            <text:p>24.9197101461</text:p>
          </table:table-cell>
          <table:table-cell table:formula="of:=([.D6]/[.D57])*100" office:value-type="float" office:value="22.3654318816077" calcext:value-type="float">
            <text:p>22.3654318816</text:p>
          </table:table-cell>
          <table:table-cell table:formula="of:=([.E6]/[.E57])*100" office:value-type="float" office:value="23.2391181009891" calcext:value-type="float">
            <text:p>23.239118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3495" calcext:value-type="float">
            <text:p>1523495</text:p>
          </table:table-cell>
          <table:table-cell office:value-type="float" office:value="1488233" calcext:value-type="float">
            <text:p>1488233</text:p>
          </table:table-cell>
          <table:table-cell office:value-type="float" office:value="1230814" calcext:value-type="float">
            <text:p>1230814</text:p>
          </table:table-cell>
          <table:table-cell office:value-type="float" office:value="1288617" calcext:value-type="float">
            <text:p>1288617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7]/[.B58])*100" office:value-type="float" office:value="20.0110639043556" calcext:value-type="float">
            <text:p>20.0110639044</text:p>
          </table:table-cell>
          <table:table-cell table:formula="of:=([.C7]/[.C58])*100" office:value-type="float" office:value="33.5469591879444" calcext:value-type="float">
            <text:p>33.5469591879</text:p>
          </table:table-cell>
          <table:table-cell table:formula="of:=([.D7]/[.D58])*100" office:value-type="float" office:value="17.6130659164865" calcext:value-type="float">
            <text:p>17.6130659165</text:p>
          </table:table-cell>
          <table:table-cell table:formula="of:=([.E7]/[.E58])*100" office:value-type="float" office:value="24.1502439622565" calcext:value-type="float">
            <text:p>24.15024396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4790" calcext:value-type="float">
            <text:p>1164790</text:p>
          </table:table-cell>
          <table:table-cell office:value-type="float" office:value="1636682" calcext:value-type="float">
            <text:p>1636682</text:p>
          </table:table-cell>
          <table:table-cell office:value-type="float" office:value="1155390" calcext:value-type="float">
            <text:p>1155390</text:p>
          </table:table-cell>
          <table:table-cell office:value-type="float" office:value="1488885" calcext:value-type="float">
            <text:p>1488885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8]/[.B59])*100" office:value-type="float" office:value="19.9429104997866" calcext:value-type="float">
            <text:p>19.9429104998</text:p>
          </table:table-cell>
          <table:table-cell table:formula="of:=([.C8]/[.C59])*100" office:value-type="float" office:value="18.9978609146644" calcext:value-type="float">
            <text:p>18.9978609147</text:p>
          </table:table-cell>
          <table:table-cell table:formula="of:=([.D8]/[.D59])*100" office:value-type="float" office:value="29.2666520784535" calcext:value-type="float">
            <text:p>29.2666520785</text:p>
          </table:table-cell>
          <table:table-cell table:formula="of:=([.E8]/[.E59])*100" office:value-type="float" office:value="28.1013004983341" calcext:value-type="float">
            <text:p>28.10130049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0027" calcext:value-type="float">
            <text:p>1180027</text:p>
          </table:table-cell>
          <table:table-cell office:value-type="float" office:value="1586378" calcext:value-type="float">
            <text:p>1586378</text:p>
          </table:table-cell>
          <table:table-cell office:value-type="float" office:value="1754743" calcext:value-type="float">
            <text:p>1754743</text:p>
          </table:table-cell>
          <table:table-cell office:value-type="float" office:value="1922408" calcext:value-type="float">
            <text:p>1922408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9]/[.B60])*100" office:value-type="float" office:value="45.9635983023692" calcext:value-type="float">
            <text:p>45.9635983024</text:p>
          </table:table-cell>
          <table:table-cell table:formula="of:=([.C9]/[.C60])*100" office:value-type="float" office:value="23.3224236254515" calcext:value-type="float">
            <text:p>23.3224236255</text:p>
          </table:table-cell>
          <table:table-cell table:formula="of:=([.D9]/[.D60])*100" office:value-type="float" office:value="25.6747992251942" calcext:value-type="float">
            <text:p>25.6747992252</text:p>
          </table:table-cell>
          <table:table-cell table:formula="of:=([.E9]/[.E60])*100" office:value-type="float" office:value="20.9823640498416" calcext:value-type="float">
            <text:p>20.9823640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7122" calcext:value-type="float">
            <text:p>2517122</text:p>
          </table:table-cell>
          <table:table-cell office:value-type="float" office:value="2122376" calcext:value-type="float">
            <text:p>2122376</text:p>
          </table:table-cell>
          <table:table-cell office:value-type="float" office:value="2064440" calcext:value-type="float">
            <text:p>2064440</text:p>
          </table:table-cell>
          <table:table-cell office:value-type="float" office:value="2097933" calcext:value-type="float">
            <text:p>2097933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10]/[.B61])*100" office:value-type="float" office:value="29.3535023072892" calcext:value-type="float">
            <text:p>29.3535023073</text:p>
          </table:table-cell>
          <table:table-cell table:formula="of:=([.C10]/[.C61])*100" office:value-type="float" office:value="17.4320905358798" calcext:value-type="float">
            <text:p>17.4320905359</text:p>
          </table:table-cell>
          <table:table-cell table:formula="of:=([.D10]/[.D61])*100" office:value-type="float" office:value="21.1540400799598" calcext:value-type="float">
            <text:p>21.15404008</text:p>
          </table:table-cell>
          <table:table-cell table:formula="of:=([.E10]/[.E61])*100" office:value-type="float" office:value="25.708461661683" calcext:value-type="float">
            <text:p>25.7084616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91568" calcext:value-type="float">
            <text:p>2191568</text:p>
          </table:table-cell>
          <table:table-cell office:value-type="float" office:value="1915299" calcext:value-type="float">
            <text:p>1915299</text:p>
          </table:table-cell>
          <table:table-cell office:value-type="float" office:value="2431292" calcext:value-type="float">
            <text:p>2431292</text:p>
          </table:table-cell>
          <table:table-cell office:value-type="float" office:value="3200160" calcext:value-type="float">
            <text:p>3200160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11]/[.B62])*100" office:value-type="float" office:value="25.7420430615929" calcext:value-type="float">
            <text:p>25.7420430616</text:p>
          </table:table-cell>
          <table:table-cell table:formula="of:=([.C11]/[.C62])*100" office:value-type="float" office:value="19.2077871454656" calcext:value-type="float">
            <text:p>19.2077871455</text:p>
          </table:table-cell>
          <table:table-cell table:formula="of:=([.D11]/[.D62])*100" office:value-type="float" office:value="29.7687100940352" calcext:value-type="float">
            <text:p>29.768710094</text:p>
          </table:table-cell>
          <table:table-cell table:formula="of:=([.E11]/[.E62])*100" office:value-type="float" office:value="29.3800535476474" calcext:value-type="float">
            <text:p>29.3800535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1716" calcext:value-type="float">
            <text:p>2501716</text:p>
          </table:table-cell>
          <table:table-cell office:value-type="float" office:value="2921088" calcext:value-type="float">
            <text:p>2921088</text:p>
          </table:table-cell>
          <table:table-cell office:value-type="float" office:value="4166437" calcext:value-type="float">
            <text:p>4166437</text:p>
          </table:table-cell>
          <table:table-cell office:value-type="float" office:value="5708156" calcext:value-type="float">
            <text:p>5708156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12]/[.B63])*100" office:value-type="float" office:value="27.9592980372706" calcext:value-type="float">
            <text:p>27.9592980373</text:p>
          </table:table-cell>
          <table:table-cell table:formula="of:=([.C12]/[.C63])*100" office:value-type="float" office:value="32.2190431156975" calcext:value-type="float">
            <text:p>32.2190431157</text:p>
          </table:table-cell>
          <table:table-cell table:formula="of:=([.D12]/[.D63])*100" office:value-type="float" office:value="30.5777837877911" calcext:value-type="float">
            <text:p>30.5777837878</text:p>
          </table:table-cell>
          <table:table-cell table:formula="of:=([.E12]/[.E63])*100" office:value-type="float" office:value="32.9429077142805" calcext:value-type="float">
            <text:p>32.9429077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99511" calcext:value-type="float">
            <text:p>3499511</text:p>
          </table:table-cell>
          <table:table-cell office:value-type="float" office:value="5203678" calcext:value-type="float">
            <text:p>5203678</text:p>
          </table:table-cell>
          <table:table-cell office:value-type="float" office:value="7032479" calcext:value-type="float">
            <text:p>7032479</text:p>
          </table:table-cell>
          <table:table-cell office:value-type="float" office:value="12280075" calcext:value-type="float">
            <text:p>12280075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13]/[.B64])*100" office:value-type="float" office:value="29.6230590273773" calcext:value-type="float">
            <text:p>29.6230590274</text:p>
          </table:table-cell>
          <table:table-cell table:formula="of:=([.C13]/[.C64])*100" office:value-type="float" office:value="29.1947129678395" calcext:value-type="float">
            <text:p>29.1947129678</text:p>
          </table:table-cell>
          <table:table-cell table:formula="of:=([.D13]/[.D64])*100" office:value-type="float" office:value="32.7986672270368" calcext:value-type="float">
            <text:p>32.798667227</text:p>
          </table:table-cell>
          <table:table-cell table:formula="of:=([.E13]/[.E64])*100" office:value-type="float" office:value="34.0249916459334" calcext:value-type="float">
            <text:p>34.0249916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01466" calcext:value-type="float">
            <text:p>5601466</text:p>
          </table:table-cell>
          <table:table-cell office:value-type="float" office:value="6873720" calcext:value-type="float">
            <text:p>6873720</text:p>
          </table:table-cell>
          <table:table-cell office:value-type="float" office:value="14402372" calcext:value-type="float">
            <text:p>14402372</text:p>
          </table:table-cell>
          <table:table-cell office:value-type="float" office:value="25381081" calcext:value-type="float">
            <text:p>25381081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14]/[.B65])*100" office:value-type="float" office:value="31.7011880273733" calcext:value-type="float">
            <text:p>31.7011880274</text:p>
          </table:table-cell>
          <table:table-cell table:formula="of:=([.C14]/[.C65])*100" office:value-type="float" office:value="31.1712514319594" calcext:value-type="float">
            <text:p>31.171251432</text:p>
          </table:table-cell>
          <table:table-cell table:formula="of:=([.D14]/[.D65])*100" office:value-type="float" office:value="33.9535462681511" calcext:value-type="float">
            <text:p>33.9535462682</text:p>
          </table:table-cell>
          <table:table-cell table:formula="of:=([.E14]/[.E65])*100" office:value-type="float" office:value="33.6298837234608" calcext:value-type="float">
            <text:p>33.62988372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52768" calcext:value-type="float">
            <text:p>10652768</text:p>
          </table:table-cell>
          <table:table-cell office:value-type="float" office:value="16947128" calcext:value-type="float">
            <text:p>16947128</text:p>
          </table:table-cell>
          <table:table-cell office:value-type="float" office:value="29341942" calcext:value-type="float">
            <text:p>29341942</text:p>
          </table:table-cell>
          <table:table-cell office:value-type="float" office:value="49588751" calcext:value-type="float">
            <text:p>49588751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15]/[.B66])*100" office:value-type="float" office:value="33.2820798363727" calcext:value-type="float">
            <text:p>33.2820798364</text:p>
          </table:table-cell>
          <table:table-cell table:formula="of:=([.C15]/[.C66])*100" office:value-type="float" office:value="33.7409961346559" calcext:value-type="float">
            <text:p>33.7409961347</text:p>
          </table:table-cell>
          <table:table-cell table:formula="of:=([.D15]/[.D66])*100" office:value-type="float" office:value="30.0369534515667" calcext:value-type="float">
            <text:p>30.0369534516</text:p>
          </table:table-cell>
          <table:table-cell table:formula="of:=([.E15]/[.E66])*100" office:value-type="float" office:value="34.6951922585554" calcext:value-type="float">
            <text:p>34.69519225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855347" calcext:value-type="float">
            <text:p>20855347</text:p>
          </table:table-cell>
          <table:table-cell office:value-type="float" office:value="34812458" calcext:value-type="float">
            <text:p>34812458</text:p>
          </table:table-cell>
          <table:table-cell office:value-type="float" office:value="44623916" calcext:value-type="float">
            <text:p>44623916</text:p>
          </table:table-cell>
          <table:table-cell office:value-type="float" office:value="109614018" calcext:value-type="float">
            <text:p>109614018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16]/[.B67])*100" office:value-type="float" office:value="34.8892336829971" calcext:value-type="float">
            <text:p>34.889233683</text:p>
          </table:table-cell>
          <table:table-cell table:formula="of:=([.C16]/[.C67])*100" office:value-type="float" office:value="33.1408149982499" calcext:value-type="float">
            <text:p>33.1408149982</text:p>
          </table:table-cell>
          <table:table-cell table:formula="of:=([.D16]/[.D67])*100" office:value-type="float" office:value="33.7788219492094" calcext:value-type="float">
            <text:p>33.7788219492</text:p>
          </table:table-cell>
          <table:table-cell table:formula="of:=([.E16]/[.E67])*100" office:value-type="float" office:value="34.2870484225079" calcext:value-type="float">
            <text:p>34.28704842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59669" calcext:value-type="float">
            <text:p>42859669</text:p>
          </table:table-cell>
          <table:table-cell office:value-type="float" office:value="67243224" calcext:value-type="float">
            <text:p>67243224</text:p>
          </table:table-cell>
          <table:table-cell office:value-type="float" office:value="120871953" calcext:value-type="float">
            <text:p>120871953</text:p>
          </table:table-cell>
          <table:table-cell office:value-type="float" office:value="222712996" calcext:value-type="float">
            <text:p>222712996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17]/[.B68])*100" office:value-type="float" office:value="29.7977745091896" calcext:value-type="float">
            <text:p>29.7977745092</text:p>
          </table:table-cell>
          <table:table-cell table:formula="of:=([.C17]/[.C68])*100" office:value-type="float" office:value="30.1702629682683" calcext:value-type="float">
            <text:p>30.1702629683</text:p>
          </table:table-cell>
          <table:table-cell table:formula="of:=([.D17]/[.D68])*100" office:value-type="float" office:value="33.9334748950005" calcext:value-type="float">
            <text:p>33.933474895</text:p>
          </table:table-cell>
          <table:table-cell table:formula="of:=([.E17]/[.E68])*100" office:value-type="float" office:value="34.3433331911755" calcext:value-type="float">
            <text:p>34.3433331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663758" calcext:value-type="float">
            <text:p>55663758</text:p>
          </table:table-cell>
          <table:table-cell office:value-type="float" office:value="100911905" calcext:value-type="float">
            <text:p>100911905</text:p>
          </table:table-cell>
          <table:table-cell office:value-type="float" office:value="247306183" calcext:value-type="float">
            <text:p>247306183</text:p>
          </table:table-cell>
          <table:table-cell office:value-type="float" office:value="466268880" calcext:value-type="float">
            <text:p>466268880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18]/[.B69])*100" office:value-type="float" office:value="30.2533616998648" calcext:value-type="float">
            <text:p>30.2533616999</text:p>
          </table:table-cell>
          <table:table-cell table:formula="of:=([.C18]/[.C69])*100" office:value-type="float" office:value="34.5487508446485" calcext:value-type="float">
            <text:p>34.5487508446</text:p>
          </table:table-cell>
          <table:table-cell table:formula="of:=([.D18]/[.D69])*100" office:value-type="float" office:value="34.4134206195982" calcext:value-type="float">
            <text:p>34.4134206196</text:p>
          </table:table-cell>
          <table:table-cell table:formula="of:=([.E18]/[.E69])*100" office:value-type="float" office:value="34.8488438481012" calcext:value-type="float">
            <text:p>34.84884384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973238" calcext:value-type="float">
            <text:p>111973238</text:p>
          </table:table-cell>
          <table:table-cell office:value-type="float" office:value="290672346" calcext:value-type="float">
            <text:p>290672346</text:p>
          </table:table-cell>
          <table:table-cell office:value-type="float" office:value="523768943" calcext:value-type="float">
            <text:p>523768943</text:p>
          </table:table-cell>
          <table:table-cell office:value-type="float" office:value="998121726" calcext:value-type="float">
            <text:p>998121726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19]/[.B70])*100" office:value-type="float" office:value="34.5641565730465" calcext:value-type="float">
            <text:p>34.564156573</text:p>
          </table:table-cell>
          <table:table-cell table:formula="of:=([.C19]/[.C70])*100" office:value-type="float" office:value="34.714478913316" calcext:value-type="float">
            <text:p>34.7144789133</text:p>
          </table:table-cell>
          <table:table-cell table:formula="of:=([.D19]/[.D70])*100" office:value-type="float" office:value="30.8788384993225" calcext:value-type="float">
            <text:p>30.8788384993</text:p>
          </table:table-cell>
          <table:table-cell table:formula="of:=([.E19]/[.E70])*100" office:value-type="float" office:value="34.8079654459469" calcext:value-type="float">
            <text:p>34.80796544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689724" calcext:value-type="float">
            <text:p>334689724</text:p>
          </table:table-cell>
          <table:table-cell office:value-type="float" office:value="595591429" calcext:value-type="float">
            <text:p>595591429</text:p>
          </table:table-cell>
          <table:table-cell office:value-type="float" office:value="805224782" calcext:value-type="float">
            <text:p>805224782</text:p>
          </table:table-cell>
          <table:table-cell office:value-type="float" office:value="2049268563" calcext:value-type="float">
            <text:p>2049268563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20]/[.B71])*100" office:value-type="float" office:value="34.2251347071035" calcext:value-type="float">
            <text:p>34.2251347071</text:p>
          </table:table-cell>
          <table:table-cell table:formula="of:=([.C20]/[.C71])*100" office:value-type="float" office:value="30.6922678272841" calcext:value-type="float">
            <text:p>30.6922678273</text:p>
          </table:table-cell>
          <table:table-cell table:formula="of:=([.D20]/[.D71])*100" office:value-type="float" office:value="34.0619274469274" calcext:value-type="float">
            <text:p>34.0619274469</text:p>
          </table:table-cell>
          <table:table-cell table:formula="of:=([.E20]/[.E71])*100" office:value-type="float" office:value="34.3299445340667" calcext:value-type="float">
            <text:p>34.32994453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1742188" calcext:value-type="float">
            <text:p>641742188</text:p>
          </table:table-cell>
          <table:table-cell office:value-type="float" office:value="856081284" calcext:value-type="float">
            <text:p>856081284</text:p>
          </table:table-cell>
          <table:table-cell office:value-type="float" office:value="2109617509" calcext:value-type="float">
            <text:p>2109617509</text:p>
          </table:table-cell>
          <table:table-cell office:value-type="float" office:value="4069397149" calcext:value-type="float">
            <text:p>4069397149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21]/[.B72])*100" office:value-type="float" office:value="30.5303282283787" calcext:value-type="float">
            <text:p>30.5303282284</text:p>
          </table:table-cell>
          <table:table-cell table:formula="of:=([.C21]/[.C72])*100" office:value-type="float" office:value="30.7727265255525" calcext:value-type="float">
            <text:p>30.7727265256</text:p>
          </table:table-cell>
          <table:table-cell table:formula="of:=([.D21]/[.D72])*100" office:value-type="float" office:value="31.0448311300192" calcext:value-type="float">
            <text:p>31.04483113</text:p>
          </table:table-cell>
          <table:table-cell table:formula="of:=([.E21]/[.E72])*100" office:value-type="float" office:value="34.0141427539711" calcext:value-type="float">
            <text:p>34.01414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9266752" calcext:value-type="float">
            <text:p>919266752</text:p>
          </table:table-cell>
          <table:table-cell office:value-type="float" office:value="1736584265" calcext:value-type="float">
            <text:p>1736584265</text:p>
          </table:table-cell>
          <table:table-cell office:value-type="float" office:value="3370828127" calcext:value-type="float">
            <text:p>3370828127</text:p>
          </table:table-cell>
          <table:table-cell office:value-type="float" office:value="8124345805" calcext:value-type="float">
            <text:p>8124345805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22]/[.B73])*100" office:value-type="float" office:value="34.3299048080701" calcext:value-type="float">
            <text:p>34.3299048081</text:p>
          </table:table-cell>
          <table:table-cell table:formula="of:=([.C22]/[.C73])*100" office:value-type="float" office:value="30.8554909074417" calcext:value-type="float">
            <text:p>30.8554909074</text:p>
          </table:table-cell>
          <table:table-cell table:formula="of:=([.D22]/[.D73])*100" office:value-type="float" office:value="31.1176185615043" calcext:value-type="float">
            <text:p>31.1176185615</text:p>
          </table:table-cell>
          <table:table-cell table:formula="of:=([.E22]/[.E73])*100" office:value-type="float" office:value="31.377142893224" calcext:value-type="float">
            <text:p>31.37714289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9032780" calcext:value-type="float">
            <text:p>2609032780</text:p>
          </table:table-cell>
          <table:table-cell office:value-type="float" office:value="3524568558" calcext:value-type="float">
            <text:p>3524568558</text:p>
          </table:table-cell>
          <table:table-cell office:value-type="float" office:value="6867508630" calcext:value-type="float">
            <text:p>6867508630</text:p>
          </table:table-cell>
          <table:table-cell office:value-type="float" office:value="13518125938" calcext:value-type="float">
            <text:p>13518125938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23]/[.B74])*100" office:value-type="float" office:value="34.9295853717411" calcext:value-type="float">
            <text:p>34.9295853717</text:p>
          </table:table-cell>
          <table:table-cell table:formula="of:=([.C23]/[.C74])*100" office:value-type="float" office:value="30.9327146927031" calcext:value-type="float">
            <text:p>30.9327146927</text:p>
          </table:table-cell>
          <table:table-cell table:formula="of:=([.D23]/[.D74])*100" office:value-type="float" office:value="34.5865297783494" calcext:value-type="float">
            <text:p>34.5865297783</text:p>
          </table:table-cell>
          <table:table-cell table:formula="of:=([.E23]/[.E74])*100" office:value-type="float" office:value="31.4414194961067" calcext:value-type="float">
            <text:p>31.4414194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99587013" calcext:value-type="float">
            <text:p>5499587013</text:p>
          </table:table-cell>
          <table:table-cell office:value-type="float" office:value="7161904711" calcext:value-type="float">
            <text:p>7161904711</text:p>
          </table:table-cell>
          <table:table-cell office:value-type="float" office:value="18385509664" calcext:value-type="float">
            <text:p>18385509664</text:p>
          </table:table-cell>
          <table:table-cell office:value-type="float" office:value="27629918162" calcext:value-type="float">
            <text:p>27629918162</text:p>
          </table:table-cell>
          <table:table-cell table:number-columns-repeated="15"/>
        </table:table-row>
        <table:table-row table:style-name="ro3" table:number-rows-repeated="4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Write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Write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31]/[.B57])*100" office:value-type="float" office:value="4.0987251890943" calcext:value-type="float">
            <text:p>4.0987251891</text:p>
          </table:table-cell>
          <table:table-cell table:formula="of:=([.C31]/[.C57])*100" office:value-type="float" office:value="4.17820362377665" calcext:value-type="float">
            <text:p>4.1782036238</text:p>
          </table:table-cell>
          <table:table-cell table:formula="of:=([.D31]/[.D57])*100" office:value-type="float" office:value="4.58442527417694" calcext:value-type="float">
            <text:p>4.5844252742</text:p>
          </table:table-cell>
          <table:table-cell table:formula="of:=([.E31]/[.E57])*100" office:value-type="float" office:value="4.60435409413179" calcext:value-type="float">
            <text:p>4.6043540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690" calcext:value-type="float">
            <text:p>244690</text:p>
          </table:table-cell>
          <table:table-cell office:value-type="float" office:value="249527" calcext:value-type="float">
            <text:p>249527</text:p>
          </table:table-cell>
          <table:table-cell office:value-type="float" office:value="252290" calcext:value-type="float">
            <text:p>252290</text:p>
          </table:table-cell>
          <table:table-cell office:value-type="float" office:value="255313" calcext:value-type="float">
            <text:p>255313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32]/[.B58])*100" office:value-type="float" office:value="4.40896588572224" calcext:value-type="float">
            <text:p>4.4089658857</text:p>
          </table:table-cell>
          <table:table-cell table:formula="of:=([.C32]/[.C58])*100" office:value-type="float" office:value="5.41287072031752" calcext:value-type="float">
            <text:p>5.4128707203</text:p>
          </table:table-cell>
          <table:table-cell table:formula="of:=([.D32]/[.D58])*100" office:value-type="float" office:value="4.2583926512909" calcext:value-type="float">
            <text:p>4.2583926513</text:p>
          </table:table-cell>
          <table:table-cell table:formula="of:=([.E32]/[.E58])*100" office:value-type="float" office:value="4.76103117990272" calcext:value-type="float">
            <text:p>4.76103117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634" calcext:value-type="float">
            <text:p>256634</text:p>
          </table:table-cell>
          <table:table-cell office:value-type="float" office:value="264082" calcext:value-type="float">
            <text:p>264082</text:p>
          </table:table-cell>
          <table:table-cell office:value-type="float" office:value="279344" calcext:value-type="float">
            <text:p>279344</text:p>
          </table:table-cell>
          <table:table-cell office:value-type="float" office:value="293522" calcext:value-type="float">
            <text:p>293522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33]/[.B59])*100" office:value-type="float" office:value="4.78473557235266" calcext:value-type="float">
            <text:p>4.7847355724</text:p>
          </table:table-cell>
          <table:table-cell table:formula="of:=([.C33]/[.C59])*100" office:value-type="float" office:value="3.64648064057115" calcext:value-type="float">
            <text:p>3.6464806406</text:p>
          </table:table-cell>
          <table:table-cell table:formula="of:=([.D33]/[.D59])*100" office:value-type="float" office:value="5.50387043531806" calcext:value-type="float">
            <text:p>5.5038704353</text:p>
          </table:table-cell>
          <table:table-cell table:formula="of:=([.E33]/[.E59])*100" office:value-type="float" office:value="5.43826020579176" calcext:value-type="float">
            <text:p>5.43826020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114" calcext:value-type="float">
            <text:p>283114</text:p>
          </table:table-cell>
          <table:table-cell office:value-type="float" office:value="304492" calcext:value-type="float">
            <text:p>304492</text:p>
          </table:table-cell>
          <table:table-cell office:value-type="float" office:value="329996" calcext:value-type="float">
            <text:p>329996</text:p>
          </table:table-cell>
          <table:table-cell office:value-type="float" office:value="372031" calcext:value-type="float">
            <text:p>372031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34]/[.B60])*100" office:value-type="float" office:value="6.12011165125308" calcext:value-type="float">
            <text:p>6.1201116513</text:p>
          </table:table-cell>
          <table:table-cell table:formula="of:=([.C34]/[.C60])*100" office:value-type="float" office:value="4.23402817886998" calcext:value-type="float">
            <text:p>4.2340281789</text:p>
          </table:table-cell>
          <table:table-cell table:formula="of:=([.D34]/[.D60])*100" office:value-type="float" office:value="5.77972757431699" calcext:value-type="float">
            <text:p>5.7797275743</text:p>
          </table:table-cell>
          <table:table-cell table:formula="of:=([.E34]/[.E60])*100" office:value-type="float" office:value="5.69234311281411" calcext:value-type="float">
            <text:p>5.6923431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5158" calcext:value-type="float">
            <text:p>335158</text:p>
          </table:table-cell>
          <table:table-cell office:value-type="float" office:value="385303" calcext:value-type="float">
            <text:p>385303</text:p>
          </table:table-cell>
          <table:table-cell office:value-type="float" office:value="464732" calcext:value-type="float">
            <text:p>464732</text:p>
          </table:table-cell>
          <table:table-cell office:value-type="float" office:value="569152" calcext:value-type="float">
            <text:p>569152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35]/[.B61])*100" office:value-type="float" office:value="5.93123256373691" calcext:value-type="float">
            <text:p>5.9312325637</text:p>
          </table:table-cell>
          <table:table-cell table:formula="of:=([.C35]/[.C61])*100" office:value-type="float" office:value="5.03757917620883" calcext:value-type="float">
            <text:p>5.0375791762</text:p>
          </table:table-cell>
          <table:table-cell table:formula="of:=([.D35]/[.D61])*100" office:value-type="float" office:value="6.29312358748921" calcext:value-type="float">
            <text:p>6.2931235875</text:p>
          </table:table-cell>
          <table:table-cell table:formula="of:=([.E35]/[.E61])*100" office:value-type="float" office:value="7.94308366898604" calcext:value-type="float">
            <text:p>7.9430836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833" calcext:value-type="float">
            <text:p>442833</text:p>
          </table:table-cell>
          <table:table-cell office:value-type="float" office:value="553489" calcext:value-type="float">
            <text:p>553489</text:p>
          </table:table-cell>
          <table:table-cell office:value-type="float" office:value="723286" calcext:value-type="float">
            <text:p>723286</text:p>
          </table:table-cell>
          <table:table-cell office:value-type="float" office:value="988746" calcext:value-type="float">
            <text:p>988746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36]/[.B62])*100" office:value-type="float" office:value="6.92847231618769" calcext:value-type="float">
            <text:p>6.9284723162</text:p>
          </table:table-cell>
          <table:table-cell table:formula="of:=([.C36]/[.C62])*100" office:value-type="float" office:value="5.91479442960706" calcext:value-type="float">
            <text:p>5.9147944296</text:p>
          </table:table-cell>
          <table:table-cell table:formula="of:=([.D36]/[.D62])*100" office:value-type="float" office:value="9.37010128873706" calcext:value-type="float">
            <text:p>9.3701012887</text:p>
          </table:table-cell>
          <table:table-cell table:formula="of:=([.E36]/[.E62])*100" office:value-type="float" office:value="9.98854373931155" calcext:value-type="float">
            <text:p>9.9885437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3337" calcext:value-type="float">
            <text:p>673337</text:p>
          </table:table-cell>
          <table:table-cell office:value-type="float" office:value="899512" calcext:value-type="float">
            <text:p>899512</text:p>
          </table:table-cell>
          <table:table-cell office:value-type="float" office:value="1311442" calcext:value-type="float">
            <text:p>1311442</text:p>
          </table:table-cell>
          <table:table-cell office:value-type="float" office:value="1940642" calcext:value-type="float">
            <text:p>1940642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37]/[.B63])*100" office:value-type="float" office:value="8.94508569843457" calcext:value-type="float">
            <text:p>8.9450856984</text:p>
          </table:table-cell>
          <table:table-cell table:formula="of:=([.C37]/[.C63])*100" office:value-type="float" office:value="10.1842252020146" calcext:value-type="float">
            <text:p>10.184225202</text:p>
          </table:table-cell>
          <table:table-cell table:formula="of:=([.D37]/[.D63])*100" office:value-type="float" office:value="10.8826537899716" calcext:value-type="float">
            <text:p>10.88265379</text:p>
          </table:table-cell>
          <table:table-cell table:formula="of:=([.E37]/[.E63])*100" office:value-type="float" office:value="10.7264698402547" calcext:value-type="float">
            <text:p>10.72646984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9607" calcext:value-type="float">
            <text:p>1119607</text:p>
          </table:table-cell>
          <table:table-cell office:value-type="float" office:value="1644848" calcext:value-type="float">
            <text:p>1644848</text:p>
          </table:table-cell>
          <table:table-cell office:value-type="float" office:value="2502864" calcext:value-type="float">
            <text:p>2502864</text:p>
          </table:table-cell>
          <table:table-cell office:value-type="float" office:value="3998489" calcext:value-type="float">
            <text:p>3998489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38]/[.B64])*100" office:value-type="float" office:value="10.7043096246413" calcext:value-type="float">
            <text:p>10.7043096246</text:p>
          </table:table-cell>
          <table:table-cell table:formula="of:=([.C38]/[.C64])*100" office:value-type="float" office:value="12.0569986918333" calcext:value-type="float">
            <text:p>12.0569986918</text:p>
          </table:table-cell>
          <table:table-cell table:formula="of:=([.D38]/[.D64])*100" office:value-type="float" office:value="11.5145376075559" calcext:value-type="float">
            <text:p>11.5145376076</text:p>
          </table:table-cell>
          <table:table-cell table:formula="of:=([.E38]/[.E64])*100" office:value-type="float" office:value="11.2135268596363" calcext:value-type="float">
            <text:p>11.21352685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093" calcext:value-type="float">
            <text:p>2024093</text:p>
          </table:table-cell>
          <table:table-cell office:value-type="float" office:value="2838748" calcext:value-type="float">
            <text:p>2838748</text:p>
          </table:table-cell>
          <table:table-cell office:value-type="float" office:value="5056201" calcext:value-type="float">
            <text:p>5056201</text:p>
          </table:table-cell>
          <table:table-cell office:value-type="float" office:value="8364776" calcext:value-type="float">
            <text:p>8364776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39]/[.B65])*100" office:value-type="float" office:value="11.7822368718052" calcext:value-type="float">
            <text:p>11.7822368718</text:p>
          </table:table-cell>
          <table:table-cell table:formula="of:=([.C39]/[.C65])*100" office:value-type="float" office:value="11.4878041629557" calcext:value-type="float">
            <text:p>11.487804163</text:p>
          </table:table-cell>
          <table:table-cell table:formula="of:=([.D39]/[.D65])*100" office:value-type="float" office:value="11.9471253994008" calcext:value-type="float">
            <text:p>11.9471253994</text:p>
          </table:table-cell>
          <table:table-cell table:formula="of:=([.E39]/[.E65])*100" office:value-type="float" office:value="11.8536118784311" calcext:value-type="float">
            <text:p>11.85361187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9266" calcext:value-type="float">
            <text:p>3959266</text:p>
          </table:table-cell>
          <table:table-cell office:value-type="float" office:value="6245668" calcext:value-type="float">
            <text:p>6245668</text:p>
          </table:table-cell>
          <table:table-cell office:value-type="float" office:value="10324455" calcext:value-type="float">
            <text:p>10324455</text:p>
          </table:table-cell>
          <table:table-cell office:value-type="float" office:value="17478675" calcext:value-type="float">
            <text:p>17478675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40]/[.B66])*100" office:value-type="float" office:value="12.4685108169588" calcext:value-type="float">
            <text:p>12.468510817</text:p>
          </table:table-cell>
          <table:table-cell table:formula="of:=([.C40]/[.C66])*100" office:value-type="float" office:value="12.2215787773516" calcext:value-type="float">
            <text:p>12.2215787774</text:p>
          </table:table-cell>
          <table:table-cell table:formula="of:=([.D40]/[.D66])*100" office:value-type="float" office:value="13.4058263843187" calcext:value-type="float">
            <text:p>13.4058263843</text:p>
          </table:table-cell>
          <table:table-cell table:formula="of:=([.E40]/[.E66])*100" office:value-type="float" office:value="11.6281199147361" calcext:value-type="float">
            <text:p>11.6281199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13067" calcext:value-type="float">
            <text:p>7813067</text:p>
          </table:table-cell>
          <table:table-cell office:value-type="float" office:value="12609681" calcext:value-type="float">
            <text:p>12609681</text:p>
          </table:table-cell>
          <table:table-cell office:value-type="float" office:value="19916150" calcext:value-type="float">
            <text:p>19916150</text:p>
          </table:table-cell>
          <table:table-cell office:value-type="float" office:value="36737221" calcext:value-type="float">
            <text:p>36737221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41]/[.B67])*100" office:value-type="float" office:value="12.9227056433592" calcext:value-type="float">
            <text:p>12.9227056434</text:p>
          </table:table-cell>
          <table:table-cell table:formula="of:=([.C41]/[.C67])*100" office:value-type="float" office:value="12.5088326091561" calcext:value-type="float">
            <text:p>12.5088326092</text:p>
          </table:table-cell>
          <table:table-cell table:formula="of:=([.D41]/[.D67])*100" office:value-type="float" office:value="12.128901747208" calcext:value-type="float">
            <text:p>12.1289017472</text:p>
          </table:table-cell>
          <table:table-cell table:formula="of:=([.E41]/[.E67])*100" office:value-type="float" office:value="11.7772909010212" calcext:value-type="float">
            <text:p>11.777290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74894" calcext:value-type="float">
            <text:p>15874894</text:p>
          </table:table-cell>
          <table:table-cell office:value-type="float" office:value="25380614" calcext:value-type="float">
            <text:p>25380614</text:p>
          </table:table-cell>
          <table:table-cell office:value-type="float" office:value="43401278" calcext:value-type="float">
            <text:p>43401278</text:p>
          </table:table-cell>
          <table:table-cell office:value-type="float" office:value="76499899" calcext:value-type="float">
            <text:p>76499899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42]/[.B68])*100" office:value-type="float" office:value="13.8863457598063" calcext:value-type="float">
            <text:p>13.8863457598</text:p>
          </table:table-cell>
          <table:table-cell table:formula="of:=([.C42]/[.C68])*100" office:value-type="float" office:value="13.7651254775817" calcext:value-type="float">
            <text:p>13.7651254776</text:p>
          </table:table-cell>
          <table:table-cell table:formula="of:=([.D42]/[.D68])*100" office:value-type="float" office:value="12.1948291600379" calcext:value-type="float">
            <text:p>12.19482916</text:p>
          </table:table-cell>
          <table:table-cell table:formula="of:=([.E42]/[.E68])*100" office:value-type="float" office:value="11.7241580750903" calcext:value-type="float">
            <text:p>11.72415807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40400" calcext:value-type="float">
            <text:p>25940400</text:p>
          </table:table-cell>
          <table:table-cell office:value-type="float" office:value="46040866" calcext:value-type="float">
            <text:p>46040866</text:p>
          </table:table-cell>
          <table:table-cell office:value-type="float" office:value="88875562" calcext:value-type="float">
            <text:p>88875562</text:p>
          </table:table-cell>
          <table:table-cell office:value-type="float" office:value="159175291" calcext:value-type="float">
            <text:p>159175291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43]/[.B69])*100" office:value-type="float" office:value="14.0610400404024" calcext:value-type="float">
            <text:p>14.0610400404</text:p>
          </table:table-cell>
          <table:table-cell table:formula="of:=([.C43]/[.C69])*100" office:value-type="float" office:value="12.326752656661" calcext:value-type="float">
            <text:p>12.3267526567</text:p>
          </table:table-cell>
          <table:table-cell table:formula="of:=([.D43]/[.D69])*100" office:value-type="float" office:value="11.943686718078" calcext:value-type="float">
            <text:p>11.9436867181</text:p>
          </table:table-cell>
          <table:table-cell table:formula="of:=([.E43]/[.E69])*100" office:value-type="float" office:value="11.4712276726134" calcext:value-type="float">
            <text:p>11.47122767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042487" calcext:value-type="float">
            <text:p>52042487</text:p>
          </table:table-cell>
          <table:table-cell office:value-type="float" office:value="103709860" calcext:value-type="float">
            <text:p>103709860</text:p>
          </table:table-cell>
          <table:table-cell office:value-type="float" office:value="181781760" calcext:value-type="float">
            <text:p>181781760</text:p>
          </table:table-cell>
          <table:table-cell office:value-type="float" office:value="328552695" calcext:value-type="float">
            <text:p>328552695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44]/[.B70])*100" office:value-type="float" office:value="13.0027546815902" calcext:value-type="float">
            <text:p>13.0027546816</text:p>
          </table:table-cell>
          <table:table-cell table:formula="of:=([.C44]/[.C70])*100" office:value-type="float" office:value="12.275768473023" calcext:value-type="float">
            <text:p>12.275768473</text:p>
          </table:table-cell>
          <table:table-cell table:formula="of:=([.D44]/[.D70])*100" office:value-type="float" office:value="13.4246651565876" calcext:value-type="float">
            <text:p>13.4246651566</text:p>
          </table:table-cell>
          <table:table-cell table:formula="of:=([.E44]/[.E70])*100" office:value-type="float" office:value="11.4415948476972" calcext:value-type="float">
            <text:p>11.44159484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907553" calcext:value-type="float">
            <text:p>125907553</text:p>
          </table:table-cell>
          <table:table-cell office:value-type="float" office:value="210613632" calcext:value-type="float">
            <text:p>210613632</text:p>
          </table:table-cell>
          <table:table-cell office:value-type="float" office:value="350073824" calcext:value-type="float">
            <text:p>350073824</text:p>
          </table:table-cell>
          <table:table-cell office:value-type="float" office:value="673607329" calcext:value-type="float">
            <text:p>673607329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45]/[.B71])*100" office:value-type="float" office:value="13.2135881724456" calcext:value-type="float">
            <text:p>13.2135881724</text:p>
          </table:table-cell>
          <table:table-cell table:formula="of:=([.C45]/[.C71])*100" office:value-type="float" office:value="13.6796291243528" calcext:value-type="float">
            <text:p>13.6796291244</text:p>
          </table:table-cell>
          <table:table-cell table:formula="of:=([.D45]/[.D71])*100" office:value-type="float" office:value="12.0442192502353" calcext:value-type="float">
            <text:p>12.0442192502</text:p>
          </table:table-cell>
          <table:table-cell table:formula="of:=([.E45]/[.E71])*100" office:value-type="float" office:value="11.5986858058121" calcext:value-type="float">
            <text:p>11.59868580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762852" calcext:value-type="float">
            <text:p>247762852</text:p>
          </table:table-cell>
          <table:table-cell office:value-type="float" office:value="381557809" calcext:value-type="float">
            <text:p>381557809</text:p>
          </table:table-cell>
          <table:table-cell office:value-type="float" office:value="745955902" calcext:value-type="float">
            <text:p>745955902</text:p>
          </table:table-cell>
          <table:table-cell office:value-type="float" office:value="1374883053" calcext:value-type="float">
            <text:p>1374883053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46]/[.B72])*100" office:value-type="float" office:value="13.9719408457279" calcext:value-type="float">
            <text:p>13.9719408457</text:p>
          </table:table-cell>
          <table:table-cell table:formula="of:=([.C46]/[.C72])*100" office:value-type="float" office:value="13.6189454260152" calcext:value-type="float">
            <text:p>13.618945426</text:p>
          </table:table-cell>
          <table:table-cell table:formula="of:=([.D46]/[.D72])*100" office:value-type="float" office:value="13.2662869907642" calcext:value-type="float">
            <text:p>13.2662869908</text:p>
          </table:table-cell>
          <table:table-cell table:formula="of:=([.E46]/[.E72])*100" office:value-type="float" office:value="11.6969456805019" calcext:value-type="float">
            <text:p>11.6969456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694484" calcext:value-type="float">
            <text:p>420694484</text:p>
          </table:table-cell>
          <table:table-cell office:value-type="float" office:value="768552189" calcext:value-type="float">
            <text:p>768552189</text:p>
          </table:table-cell>
          <table:table-cell office:value-type="float" office:value="1440445050" calcext:value-type="float">
            <text:p>1440445050</text:p>
          </table:table-cell>
          <table:table-cell office:value-type="float" office:value="2793838794" calcext:value-type="float">
            <text:p>2793838794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47]/[.B73])*100" office:value-type="float" office:value="13.0731655505111" calcext:value-type="float">
            <text:p>13.0731655505</text:p>
          </table:table-cell>
          <table:table-cell table:formula="of:=([.C47]/[.C73])*100" office:value-type="float" office:value="13.5306425695488" calcext:value-type="float">
            <text:p>13.5306425695</text:p>
          </table:table-cell>
          <table:table-cell table:formula="of:=([.D47]/[.D73])*100" office:value-type="float" office:value="13.1870232783315" calcext:value-type="float">
            <text:p>13.1870232783</text:p>
          </table:table-cell>
          <table:table-cell table:formula="of:=([.E47]/[.E73])*100" office:value-type="float" office:value="12.8560990579922" calcext:value-type="float">
            <text:p>12.8560990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3545355" calcext:value-type="float">
            <text:p>993545355</text:p>
          </table:table-cell>
          <table:table-cell office:value-type="float" office:value="1545581547" calcext:value-type="float">
            <text:p>1545581547</text:p>
          </table:table-cell>
          <table:table-cell office:value-type="float" office:value="2910312561" calcext:value-type="float">
            <text:p>2910312561</text:p>
          </table:table-cell>
          <table:table-cell office:value-type="float" office:value="5538756882" calcext:value-type="float">
            <text:p>5538756882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48]/[.B74])*100" office:value-type="float" office:value="12.7316943726498" calcext:value-type="float">
            <text:p>12.7316943726</text:p>
          </table:table-cell>
          <table:table-cell table:formula="of:=([.C48]/[.C74])*100" office:value-type="float" office:value="13.445115407367" calcext:value-type="float">
            <text:p>13.4451154074</text:p>
          </table:table-cell>
          <table:table-cell table:formula="of:=([.D48]/[.D74])*100" office:value-type="float" office:value="11.7078034958532" calcext:value-type="float">
            <text:p>11.7078034959</text:p>
          </table:table-cell>
          <table:table-cell table:formula="of:=([.E48]/[.E74])*100" office:value-type="float" office:value="12.7670540544534" calcext:value-type="float">
            <text:p>12.76705405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4577503" calcext:value-type="float">
            <text:p>2004577503</text:p>
          </table:table-cell>
          <table:table-cell office:value-type="float" office:value="3112970728" calcext:value-type="float">
            <text:p>3112970728</text:p>
          </table:table-cell>
          <table:table-cell office:value-type="float" office:value="6223634915" calcext:value-type="float">
            <text:p>6223634915</text:p>
          </table:table-cell>
          <table:table-cell office:value-type="float" office:value="11219361732" calcext:value-type="float">
            <text:p>11219361732</text:p>
          </table:table-cell>
          <table:table-cell table:number-columns-repeated="15"/>
        </table:table-row>
        <table:table-row table:style-name="ro3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3">
          <table:table-cell table:style-name="Default"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5" table:number-rows-spanned="1">
            <text:p>Total Instruction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69905" calcext:value-type="float">
            <text:p>5969905</text:p>
          </table:table-cell>
          <table:table-cell office:value-type="float" office:value="5972112" calcext:value-type="float">
            <text:p>5972112</text:p>
          </table:table-cell>
          <table:table-cell office:value-type="float" office:value="5503198" calcext:value-type="float">
            <text:p>5503198</text:p>
          </table:table-cell>
          <table:table-cell office:value-type="float" office:value="5545034" calcext:value-type="float">
            <text:p>5545034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20730" calcext:value-type="float">
            <text:p>5820730</text:p>
          </table:table-cell>
          <table:table-cell office:value-type="float" office:value="4878779" calcext:value-type="float">
            <text:p>4878779</text:p>
          </table:table-cell>
          <table:table-cell office:value-type="float" office:value="6559846" calcext:value-type="float">
            <text:p>6559846</text:p>
          </table:table-cell>
          <table:table-cell office:value-type="float" office:value="6165093" calcext:value-type="float">
            <text:p>616509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17025" calcext:value-type="float">
            <text:p>5917025</text:p>
          </table:table-cell>
          <table:table-cell office:value-type="float" office:value="8350298" calcext:value-type="float">
            <text:p>8350298</text:p>
          </table:table-cell>
          <table:table-cell office:value-type="float" office:value="5995708" calcext:value-type="float">
            <text:p>5995708</text:p>
          </table:table-cell>
          <table:table-cell office:value-type="float" office:value="6840993" calcext:value-type="float">
            <text:p>6840993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76338" calcext:value-type="float">
            <text:p>5476338</text:p>
          </table:table-cell>
          <table:table-cell office:value-type="float" office:value="9100152" calcext:value-type="float">
            <text:p>9100152</text:p>
          </table:table-cell>
          <table:table-cell office:value-type="float" office:value="8040725" calcext:value-type="float">
            <text:p>8040725</text:p>
          </table:table-cell>
          <table:table-cell office:value-type="float" office:value="9998554" calcext:value-type="float">
            <text:p>999855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66121" calcext:value-type="float">
            <text:p>7466121</text:p>
          </table:table-cell>
          <table:table-cell office:value-type="float" office:value="10987202" calcext:value-type="float">
            <text:p>10987202</text:p>
          </table:table-cell>
          <table:table-cell office:value-type="float" office:value="11493275" calcext:value-type="float">
            <text:p>11493275</text:p>
          </table:table-cell>
          <table:table-cell office:value-type="float" office:value="12447886" calcext:value-type="float">
            <text:p>1244788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18405" calcext:value-type="float">
            <text:p>9718405</text:p>
          </table:table-cell>
          <table:table-cell office:value-type="float" office:value="15207832" calcext:value-type="float">
            <text:p>15207832</text:p>
          </table:table-cell>
          <table:table-cell office:value-type="float" office:value="13996028" calcext:value-type="float">
            <text:p>13996028</text:p>
          </table:table-cell>
          <table:table-cell office:value-type="float" office:value="19428678" calcext:value-type="float">
            <text:p>19428678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16448" calcext:value-type="float">
            <text:p>12516448</text:p>
          </table:table-cell>
          <table:table-cell office:value-type="float" office:value="16150939" calcext:value-type="float">
            <text:p>16150939</text:p>
          </table:table-cell>
          <table:table-cell office:value-type="float" office:value="22998655" calcext:value-type="float">
            <text:p>22998655</text:p>
          </table:table-cell>
          <table:table-cell office:value-type="float" office:value="37276840" calcext:value-type="float">
            <text:p>3727684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909141" calcext:value-type="float">
            <text:p>18909141</text:p>
          </table:table-cell>
          <table:table-cell office:value-type="float" office:value="23544400" calcext:value-type="float">
            <text:p>23544400</text:p>
          </table:table-cell>
          <table:table-cell office:value-type="float" office:value="43911455" calcext:value-type="float">
            <text:p>43911455</text:p>
          </table:table-cell>
          <table:table-cell office:value-type="float" office:value="74595407" calcext:value-type="float">
            <text:p>74595407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603687" calcext:value-type="float">
            <text:p>33603687</text:p>
          </table:table-cell>
          <table:table-cell office:value-type="float" office:value="54367814" calcext:value-type="float">
            <text:p>54367814</text:p>
          </table:table-cell>
          <table:table-cell office:value-type="float" office:value="86417901" calcext:value-type="float">
            <text:p>86417901</text:p>
          </table:table-cell>
          <table:table-cell office:value-type="float" office:value="147454423" calcext:value-type="float">
            <text:p>14745442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662391" calcext:value-type="float">
            <text:p>62662391</text:p>
          </table:table-cell>
          <table:table-cell office:value-type="float" office:value="103175549" calcext:value-type="float">
            <text:p>103175549</text:p>
          </table:table-cell>
          <table:table-cell office:value-type="float" office:value="148563389" calcext:value-type="float">
            <text:p>148563389</text:p>
          </table:table-cell>
          <table:table-cell office:value-type="float" office:value="315934315" calcext:value-type="float">
            <text:p>315934315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2844971" calcext:value-type="float">
            <text:p>122844971</text:p>
          </table:table-cell>
          <table:table-cell office:value-type="float" office:value="202901540" calcext:value-type="float">
            <text:p>202901540</text:p>
          </table:table-cell>
          <table:table-cell office:value-type="float" office:value="357833536" calcext:value-type="float">
            <text:p>357833536</text:p>
          </table:table-cell>
          <table:table-cell office:value-type="float" office:value="649554296" calcext:value-type="float">
            <text:p>649554296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805085" calcext:value-type="float">
            <text:p>186805085</text:p>
          </table:table-cell>
          <table:table-cell office:value-type="float" office:value="334474728" calcext:value-type="float">
            <text:p>334474728</text:p>
          </table:table-cell>
          <table:table-cell office:value-type="float" office:value="728797106" calcext:value-type="float">
            <text:p>728797106</text:p>
          </table:table-cell>
          <table:table-cell office:value-type="float" office:value="1357669267" calcext:value-type="float">
            <text:p>1357669267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0118333" calcext:value-type="float">
            <text:p>370118333</text:p>
          </table:table-cell>
          <table:table-cell office:value-type="float" office:value="841339669" calcext:value-type="float">
            <text:p>841339669</text:p>
          </table:table-cell>
          <table:table-cell office:value-type="float" office:value="1521990356" calcext:value-type="float">
            <text:p>1521990356</text:p>
          </table:table-cell>
          <table:table-cell office:value-type="float" office:value="2864145882" calcext:value-type="float">
            <text:p>2864145882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8314454" calcext:value-type="float">
            <text:p>968314454</text:p>
          </table:table-cell>
          <table:table-cell office:value-type="float" office:value="1715685926" calcext:value-type="float">
            <text:p>1715685926</text:p>
          </table:table-cell>
          <table:table-cell office:value-type="float" office:value="2607691290" calcext:value-type="float">
            <text:p>2607691290</text:p>
          </table:table-cell>
          <table:table-cell office:value-type="float" office:value="5887355198" calcext:value-type="float">
            <text:p>5887355198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61102" calcext:value-type="float">
            <text:p>1875061102</text:p>
          </table:table-cell>
          <table:table-cell office:value-type="float" office:value="2789240889" calcext:value-type="float">
            <text:p>2789240889</text:p>
          </table:table-cell>
          <table:table-cell office:value-type="float" office:value="6193476609" calcext:value-type="float">
            <text:p>6193476609</text:p>
          </table:table-cell>
          <table:table-cell office:value-type="float" office:value="11853783058" calcext:value-type="float">
            <text:p>11853783058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0995313" calcext:value-type="float">
            <text:p>3010995313</text:p>
          </table:table-cell>
          <table:table-cell office:value-type="float" office:value="5643257719" calcext:value-type="float">
            <text:p>5643257719</text:p>
          </table:table-cell>
          <table:table-cell office:value-type="float" office:value="10857936746" calcext:value-type="float">
            <text:p>10857936746</text:p>
          </table:table-cell>
          <table:table-cell office:value-type="float" office:value="23885199353" calcext:value-type="float">
            <text:p>2388519935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99883526" calcext:value-type="float">
            <text:p>7599883526</text:p>
          </table:table-cell>
          <table:table-cell office:value-type="float" office:value="11422824445" calcext:value-type="float">
            <text:p>11422824445</text:p>
          </table:table-cell>
          <table:table-cell office:value-type="float" office:value="22069518644" calcext:value-type="float">
            <text:p>22069518644</text:p>
          </table:table-cell>
          <table:table-cell office:value-type="float" office:value="43082717837" calcext:value-type="float">
            <text:p>4308271783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44781836" calcext:value-type="float">
            <text:p>15744781836</text:p>
          </table:table-cell>
          <table:table-cell office:value-type="float" office:value="23153172239" calcext:value-type="float">
            <text:p>23153172239</text:p>
          </table:table-cell>
          <table:table-cell office:value-type="float" office:value="53158006258" calcext:value-type="float">
            <text:p>53158006258</text:p>
          </table:table-cell>
          <table:table-cell office:value-type="float" office:value="87877451479" calcext:value-type="float">
            <text:p>87877451479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Size" table:style-name="ta1">
        <table:shapes>
          <draw:frame draw:z-index="0" draw:style-name="gr1" draw:text-style-name="P1" svg:width="6.0965in" svg:height="3.5429in" svg:x="6.2417in" svg:y="0.5303in">
            <draw:object draw:notify-on-update-of-ranges="Size.A6:Size.A23 Size.B5:Size.B5 Size.B6:Size.B23 Size.C5:Size.C5 Size.C6:Size.C23 Size.D5:Size.D5 Size.D6:Size.D23 Size.E5:Size.E5 Size.E6:Size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1539in" svg:height="3.5083in" svg:x="6.2618in" svg:y="4.8547in">
            <draw:object draw:notify-on-update-of-ranges="Size.A31:Size.A48 Size.B30:Size.B30 Size.B31:Size.B48 Size.C30:Size.C30 Size.C31:Size.C48 Size.D30:Size.D30 Size.D31:Size.D48 Size.E30:Size.E30 Size.E31:Size.E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3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Read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852" calcext:value-type="float">
            <text:p>34852</text:p>
          </table:table-cell>
          <table:table-cell office:value-type="float" office:value="34813" calcext:value-type="float">
            <text:p>34813</text:p>
          </table:table-cell>
          <table:table-cell office:value-type="float" office:value="34965" calcext:value-type="float">
            <text:p>34965</text:p>
          </table:table-cell>
          <table:table-cell office:value-type="float" office:value="35047" calcext:value-type="float">
            <text:p>350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746" calcext:value-type="float">
            <text:p>34746</text:p>
          </table:table-cell>
          <table:table-cell office:value-type="float" office:value="34969" calcext:value-type="float">
            <text:p>34969</text:p>
          </table:table-cell>
          <table:table-cell office:value-type="float" office:value="34972" calcext:value-type="float">
            <text:p>34972</text:p>
          </table:table-cell>
          <table:table-cell office:value-type="float" office:value="35031" calcext:value-type="float">
            <text:p>35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982" calcext:value-type="float">
            <text:p>34982</text:p>
          </table:table-cell>
          <table:table-cell office:value-type="float" office:value="34889" calcext:value-type="float">
            <text:p>34889</text:p>
          </table:table-cell>
          <table:table-cell office:value-type="float" office:value="34871" calcext:value-type="float">
            <text:p>34871</text:p>
          </table:table-cell>
          <table:table-cell office:value-type="float" office:value="34696" calcext:value-type="float">
            <text:p>34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172" calcext:value-type="float">
            <text:p>35172</text:p>
          </table:table-cell>
          <table:table-cell office:value-type="float" office:value="35115" calcext:value-type="float">
            <text:p>35115</text:p>
          </table:table-cell>
          <table:table-cell office:value-type="float" office:value="35345" calcext:value-type="float">
            <text:p>35345</text:p>
          </table:table-cell>
          <table:table-cell office:value-type="float" office:value="35508" calcext:value-type="float">
            <text:p>355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64" calcext:value-type="float">
            <text:p>35264</text:p>
          </table:table-cell>
          <table:table-cell office:value-type="float" office:value="35566" calcext:value-type="float">
            <text:p>35566</text:p>
          </table:table-cell>
          <table:table-cell office:value-type="float" office:value="35585" calcext:value-type="float">
            <text:p>35585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418" calcext:value-type="float">
            <text:p>35418</text:p>
          </table:table-cell>
          <table:table-cell office:value-type="float" office:value="35613" calcext:value-type="float">
            <text:p>35613</text:p>
          </table:table-cell>
          <table:table-cell office:value-type="float" office:value="35653" calcext:value-type="float">
            <text:p>35653</text:p>
          </table:table-cell>
          <table:table-cell office:value-type="float" office:value="35678" calcext:value-type="float">
            <text:p>356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516" calcext:value-type="float">
            <text:p>35516</text:p>
          </table:table-cell>
          <table:table-cell office:value-type="float" office:value="35523" calcext:value-type="float">
            <text:p>35523</text:p>
          </table:table-cell>
          <table:table-cell office:value-type="float" office:value="35593" calcext:value-type="float">
            <text:p>35593</text:p>
          </table:table-cell>
          <table:table-cell office:value-type="float" office:value="35679" calcext:value-type="float">
            <text:p>356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598" calcext:value-type="float">
            <text:p>35598</text:p>
          </table:table-cell>
          <table:table-cell office:value-type="float" office:value="35471" calcext:value-type="float">
            <text:p>35471</text:p>
          </table:table-cell>
          <table:table-cell office:value-type="float" office:value="35585" calcext:value-type="float">
            <text:p>35585</text:p>
          </table:table-cell>
          <table:table-cell office:value-type="float" office:value="35651" calcext:value-type="float">
            <text:p>35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676" calcext:value-type="float">
            <text:p>35676</text:p>
          </table:table-cell>
          <table:table-cell office:value-type="float" office:value="35712" calcext:value-type="float">
            <text:p>35712</text:p>
          </table:table-cell>
          <table:table-cell office:value-type="float" office:value="35531" calcext:value-type="float">
            <text:p>35531</text:p>
          </table:table-cell>
          <table:table-cell office:value-type="float" office:value="35826" calcext:value-type="float">
            <text:p>358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61" calcext:value-type="float">
            <text:p>35761</text:p>
          </table:table-cell>
          <table:table-cell office:value-type="float" office:value="35636" calcext:value-type="float">
            <text:p>35636</text:p>
          </table:table-cell>
          <table:table-cell office:value-type="float" office:value="35620" calcext:value-type="float">
            <text:p>35620</text:p>
          </table:table-cell>
          <table:table-cell office:value-type="float" office:value="35875" calcext:value-type="float">
            <text:p>35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694" calcext:value-type="float">
            <text:p>35694</text:p>
          </table:table-cell>
          <table:table-cell office:value-type="float" office:value="35713" calcext:value-type="float">
            <text:p>35713</text:p>
          </table:table-cell>
          <table:table-cell office:value-type="float" office:value="35766" calcext:value-type="float">
            <text:p>35766</text:p>
          </table:table-cell>
          <table:table-cell office:value-type="float" office:value="35892" calcext:value-type="float">
            <text:p>358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592" calcext:value-type="float">
            <text:p>35592</text:p>
          </table:table-cell>
          <table:table-cell office:value-type="float" office:value="35603" calcext:value-type="float">
            <text:p>35603</text:p>
          </table:table-cell>
          <table:table-cell office:value-type="float" office:value="35864" calcext:value-type="float">
            <text:p>35864</text:p>
          </table:table-cell>
          <table:table-cell office:value-type="float" office:value="35845" calcext:value-type="float">
            <text:p>35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702" calcext:value-type="float">
            <text:p>35702</text:p>
          </table:table-cell>
          <table:table-cell office:value-type="float" office:value="35828" calcext:value-type="float">
            <text:p>35828</text:p>
          </table:table-cell>
          <table:table-cell office:value-type="float" office:value="35723" calcext:value-type="float">
            <text:p>35723</text:p>
          </table:table-cell>
          <table:table-cell office:value-type="float" office:value="35802" calcext:value-type="float">
            <text:p>358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845" calcext:value-type="float">
            <text:p>35845</text:p>
          </table:table-cell>
          <table:table-cell office:value-type="float" office:value="35843" calcext:value-type="float">
            <text:p>35843</text:p>
          </table:table-cell>
          <table:table-cell office:value-type="float" office:value="35726" calcext:value-type="float">
            <text:p>35726</text:p>
          </table:table-cell>
          <table:table-cell office:value-type="float" office:value="35801" calcext:value-type="float">
            <text:p>358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787" calcext:value-type="float">
            <text:p>35787</text:p>
          </table:table-cell>
          <table:table-cell office:value-type="float" office:value="35751" calcext:value-type="float">
            <text:p>35751</text:p>
          </table:table-cell>
          <table:table-cell office:value-type="float" office:value="35841" calcext:value-type="float">
            <text:p>35841</text:p>
          </table:table-cell>
          <table:table-cell office:value-type="float" office:value="35788" calcext:value-type="float">
            <text:p>35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751" calcext:value-type="float">
            <text:p>35751</text:p>
          </table:table-cell>
          <table:table-cell office:value-type="float" office:value="35704" calcext:value-type="float">
            <text:p>35704</text:p>
          </table:table-cell>
          <table:table-cell office:value-type="float" office:value="35728" calcext:value-type="float">
            <text:p>35728</text:p>
          </table:table-cell>
          <table:table-cell office:value-type="float" office:value="35841" calcext:value-type="float">
            <text:p>358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764" calcext:value-type="float">
            <text:p>35764</text:p>
          </table:table-cell>
          <table:table-cell office:value-type="float" office:value="35745" calcext:value-type="float">
            <text:p>35745</text:p>
          </table:table-cell>
          <table:table-cell office:value-type="float" office:value="35799" calcext:value-type="float">
            <text:p>35799</text:p>
          </table:table-cell>
          <table:table-cell office:value-type="float" office:value="35710" calcext:value-type="float">
            <text:p>357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814" calcext:value-type="float">
            <text:p>35814</text:p>
          </table:table-cell>
          <table:table-cell office:value-type="float" office:value="35674" calcext:value-type="float">
            <text:p>35674</text:p>
          </table:table-cell>
          <table:table-cell office:value-type="float" office:value="35957" calcext:value-type="float">
            <text:p>35957</text:p>
          </table:table-cell>
          <table:table-cell office:value-type="float" office:value="35816" calcext:value-type="float">
            <text:p>35816</text:p>
          </table:table-cell>
        </table:table-row>
        <table:table-row table:style-name="ro3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Write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852" calcext:value-type="float">
            <text:p>33852</text:p>
          </table:table-cell>
          <table:table-cell office:value-type="float" office:value="33865" calcext:value-type="float">
            <text:p>33865</text:p>
          </table:table-cell>
          <table:table-cell office:value-type="float" office:value="33904" calcext:value-type="float">
            <text:p>33904</text:p>
          </table:table-cell>
          <table:table-cell office:value-type="float" office:value="33977" calcext:value-type="float">
            <text:p>33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755" calcext:value-type="float">
            <text:p>33755</text:p>
          </table:table-cell>
          <table:table-cell office:value-type="float" office:value="33831" calcext:value-type="float">
            <text:p>33831</text:p>
          </table:table-cell>
          <table:table-cell office:value-type="float" office:value="33874" calcext:value-type="float">
            <text:p>33874</text:p>
          </table:table-cell>
          <table:table-cell office:value-type="float" office:value="33881" calcext:value-type="float">
            <text:p>338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874" calcext:value-type="float">
            <text:p>33874</text:p>
          </table:table-cell>
          <table:table-cell office:value-type="float" office:value="33812" calcext:value-type="float">
            <text:p>33812</text:p>
          </table:table-cell>
          <table:table-cell office:value-type="float" office:value="33819" calcext:value-type="float">
            <text:p>33819</text:p>
          </table:table-cell>
          <table:table-cell office:value-type="float" office:value="33747" calcext:value-type="float">
            <text:p>337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22" calcext:value-type="float">
            <text:p>33922</text:p>
          </table:table-cell>
          <table:table-cell office:value-type="float" office:value="33939" calcext:value-type="float">
            <text:p>33939</text:p>
          </table:table-cell>
          <table:table-cell office:value-type="float" office:value="34072" calcext:value-type="float">
            <text:p>34072</text:p>
          </table:table-cell>
          <table:table-cell office:value-type="float" office:value="34101" calcext:value-type="float">
            <text:p>34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997" calcext:value-type="float">
            <text:p>33997</text:p>
          </table:table-cell>
          <table:table-cell office:value-type="float" office:value="34144" calcext:value-type="float">
            <text:p>34144</text:p>
          </table:table-cell>
          <table:table-cell office:value-type="float" office:value="34266" calcext:value-type="float">
            <text:p>34266</text:p>
          </table:table-cell>
          <table:table-cell office:value-type="float" office:value="34223" calcext:value-type="float">
            <text:p>34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52" calcext:value-type="float">
            <text:p>34052</text:p>
          </table:table-cell>
          <table:table-cell office:value-type="float" office:value="34299" calcext:value-type="float">
            <text:p>34299</text:p>
          </table:table-cell>
          <table:table-cell office:value-type="float" office:value="34222" calcext:value-type="float">
            <text:p>34222</text:p>
          </table:table-cell>
          <table:table-cell office:value-type="float" office:value="34298" calcext:value-type="float">
            <text:p>34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218" calcext:value-type="float">
            <text:p>34218</text:p>
          </table:table-cell>
          <table:table-cell office:value-type="float" office:value="34164" calcext:value-type="float">
            <text:p>34164</text:p>
          </table:table-cell>
          <table:table-cell office:value-type="float" office:value="34228" calcext:value-type="float">
            <text:p>34228</text:p>
          </table:table-cell>
          <table:table-cell office:value-type="float" office:value="34260" calcext:value-type="float">
            <text:p>342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233" calcext:value-type="float">
            <text:p>34233</text:p>
          </table:table-cell>
          <table:table-cell office:value-type="float" office:value="34230" calcext:value-type="float">
            <text:p>34230</text:p>
          </table:table-cell>
          <table:table-cell office:value-type="float" office:value="34275" calcext:value-type="float">
            <text:p>34275</text:p>
          </table:table-cell>
          <table:table-cell office:value-type="float" office:value="34260" calcext:value-type="float">
            <text:p>34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83" calcext:value-type="float">
            <text:p>34283</text:p>
          </table:table-cell>
          <table:table-cell office:value-type="float" office:value="34341" calcext:value-type="float">
            <text:p>34341</text:p>
          </table:table-cell>
          <table:table-cell office:value-type="float" office:value="34287" calcext:value-type="float">
            <text:p>34287</text:p>
          </table:table-cell>
          <table:table-cell office:value-type="float" office:value="34411" calcext:value-type="float">
            <text:p>34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339" calcext:value-type="float">
            <text:p>34339</text:p>
          </table:table-cell>
          <table:table-cell office:value-type="float" office:value="34311" calcext:value-type="float">
            <text:p>34311</text:p>
          </table:table-cell>
          <table:table-cell office:value-type="float" office:value="34188" calcext:value-type="float">
            <text:p>34188</text:p>
          </table:table-cell>
          <table:table-cell office:value-type="float" office:value="34388" calcext:value-type="float">
            <text:p>34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52" calcext:value-type="float">
            <text:p>34352</text:p>
          </table:table-cell>
          <table:table-cell office:value-type="float" office:value="34342" calcext:value-type="float">
            <text:p>34342</text:p>
          </table:table-cell>
          <table:table-cell office:value-type="float" office:value="34353" calcext:value-type="float">
            <text:p>34353</text:p>
          </table:table-cell>
          <table:table-cell office:value-type="float" office:value="34431" calcext:value-type="float">
            <text:p>344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241" calcext:value-type="float">
            <text:p>34241</text:p>
          </table:table-cell>
          <table:table-cell office:value-type="float" office:value="34306" calcext:value-type="float">
            <text:p>34306</text:p>
          </table:table-cell>
          <table:table-cell office:value-type="float" office:value="34465" calcext:value-type="float">
            <text:p>34465</text:p>
          </table:table-cell>
          <table:table-cell office:value-type="float" office:value="34434" calcext:value-type="float">
            <text:p>344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316" calcext:value-type="float">
            <text:p>34316</text:p>
          </table:table-cell>
          <table:table-cell office:value-type="float" office:value="34441" calcext:value-type="float">
            <text:p>34441</text:p>
          </table:table-cell>
          <table:table-cell office:value-type="float" office:value="34352" calcext:value-type="float">
            <text:p>34352</text:p>
          </table:table-cell>
          <table:table-cell office:value-type="float" office:value="34408" calcext:value-type="float">
            <text:p>344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370" calcext:value-type="float">
            <text:p>34370</text:p>
          </table:table-cell>
          <table:table-cell office:value-type="float" office:value="34409" calcext:value-type="float">
            <text:p>34409</text:p>
          </table:table-cell>
          <table:table-cell office:value-type="float" office:value="34418" calcext:value-type="float">
            <text:p>34418</text:p>
          </table:table-cell>
          <table:table-cell office:value-type="float" office:value="34420" calcext:value-type="float">
            <text:p>344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385" calcext:value-type="float">
            <text:p>34385</text:p>
          </table:table-cell>
          <table:table-cell office:value-type="float" office:value="34377" calcext:value-type="float">
            <text:p>34377</text:p>
          </table:table-cell>
          <table:table-cell office:value-type="float" office:value="34368" calcext:value-type="float">
            <text:p>34368</text:p>
          </table:table-cell>
          <table:table-cell office:value-type="float" office:value="34266" calcext:value-type="float">
            <text:p>342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340" calcext:value-type="float">
            <text:p>34340</text:p>
          </table:table-cell>
          <table:table-cell office:value-type="float" office:value="34364" calcext:value-type="float">
            <text:p>34364</text:p>
          </table:table-cell>
          <table:table-cell office:value-type="float" office:value="34317" calcext:value-type="float">
            <text:p>34317</text:p>
          </table:table-cell>
          <table:table-cell office:value-type="float" office:value="34328" calcext:value-type="float">
            <text:p>343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338" calcext:value-type="float">
            <text:p>34338</text:p>
          </table:table-cell>
          <table:table-cell office:value-type="float" office:value="34380" calcext:value-type="float">
            <text:p>34380</text:p>
          </table:table-cell>
          <table:table-cell office:value-type="float" office:value="34409" calcext:value-type="float">
            <text:p>34409</text:p>
          </table:table-cell>
          <table:table-cell office:value-type="float" office:value="34381" calcext:value-type="float">
            <text:p>343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442" calcext:value-type="float">
            <text:p>34442</text:p>
          </table:table-cell>
          <table:table-cell office:value-type="float" office:value="34338" calcext:value-type="float">
            <text:p>34338</text:p>
          </table:table-cell>
          <table:table-cell office:value-type="float" office:value="34415" calcext:value-type="float">
            <text:p>34415</text:p>
          </table:table-cell>
          <table:table-cell office:value-type="float" office:value="34398" calcext:value-type="float">
            <text:p>34398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000-00-00T13:00:11.604718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eranza Medina</meta:initial-creator>
    <meta:creation-date>2015-10-12T14:48:21.564373525</meta:creation-date>
    <dc:date>2015-10-13T12:57:41.432149808</dc:date>
    <dc:creator>Esperanza Medina</dc:creator>
    <meta:editing-duration>PT32M35S</meta:editing-duration>
    <meta:editing-cycles>5</meta:editing-cycles>
    <meta:generator>LibreOffice/4.1.6.2$Linux_X86_64 LibreOffice_project/410m0$Build-2</meta:generator>
    <meta:document-statistic meta:table-count="4" meta:cell-count="7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7cm" svg:height="9cm" xlink:href=".." xlink:type="simple" chart:class="chart:line" chart:style-name="ch1">
        <chart:title svg:x="5.339cm" svg:y="0.315cm" chart:style-name="ch2">
          <text:p>Basic Block vs Vertices </text:p>
        </chart:title>
        <chart:legend chart:legend-position="end" svg:x="13.734cm" svg:y="3.424cm" style:legend-expansion="high" chart:style-name="ch3"/>
        <chart:plot-area chart:style-name="ch4" table:cell-range-address="BB.A6:BB.E23 BB.B5:BB.E5" chart:data-source-has-labels="both" svg:x="1.318cm" svg:y="1.64cm" svg:width="11.788cm" svg:height="6.206cm">
          <chartooo:coordinate-region svg:x="3.698cm" svg:y="1.847cm" svg:width="9.213cm" svg:height="5.337cm"/>
          <chart:axis chart:dimension="x" chart:name="primary-x" chart:style-name="ch5" chartooo:axis-type="auto">
            <chartooo:date-scale/>
            <chart:title svg:x="5.812cm" svg:y="8.027cm" chart:style-name="ch6">
              <text:p># of Graph Vertices</text:p>
            </chart:title>
            <chart:categories table:cell-range-address="BB.A6:BB.A23"/>
            <chart:grid chart:style-name="ch7" chart:class="major"/>
          </chart:axis>
          <chart:axis chart:dimension="y" chart:name="primary-y" chart:style-name="ch5">
            <chart:title svg:x="0.451cm" svg:y="6.748cm" chart:style-name="ch8">
              <text:p># of Executed Basic Blocks</text:p>
            </chart:title>
            <chart:grid chart:style-name="ch7" chart:class="major"/>
          </chart:axis>
          <chart:series chart:style-name="ch9" chart:values-cell-range-address="BB.B6:BB.B23" chart:label-cell-address="BB.B5:BB.B5" chart:class="chart:line">
            <chart:data-point chart:repeated="18"/>
          </chart:series>
          <chart:series chart:style-name="ch10" chart:values-cell-range-address="BB.C6:BB.C23" chart:label-cell-address="BB.C5:BB.C5" chart:class="chart:line">
            <chart:data-point chart:repeated="18"/>
          </chart:series>
          <chart:series chart:style-name="ch11" chart:values-cell-range-address="BB.D6:BB.D23" chart:label-cell-address="BB.D5:BB.D5" chart:class="chart:line">
            <chart:data-point chart:repeated="18"/>
          </chart:series>
          <chart:series chart:style-name="ch12" chart:values-cell-range-address="BB.E6:BB.E23" chart:label-cell-address="BB.E5:BB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BB.B5:BB.B5</svg:desc>
                </draw:g>
              </table:table-cell>
              <table:table-cell office:value-type="string">
                <text:p>E8</text:p>
                <draw:g>
                  <svg:desc>BB.C5:BB.C5</svg:desc>
                </draw:g>
              </table:table-cell>
              <table:table-cell office:value-type="string">
                <text:p>E16</text:p>
                <draw:g>
                  <svg:desc>BB.D5:BB.D5</svg:desc>
                </draw:g>
              </table:table-cell>
              <table:table-cell office:value-type="string">
                <text:p>E32</text:p>
                <draw:g>
                  <svg:desc>BB.E5:BB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BB.A6:BB.A23</svg:desc>
                </draw:g>
              </table:table-cell>
              <table:table-cell office:value-type="float" office:value="1502696">
                <text:p>1502696</text:p>
                <draw:g>
                  <svg:desc>BB.B6:BB.B23</svg:desc>
                </draw:g>
              </table:table-cell>
              <table:table-cell office:value-type="float" office:value="1509439">
                <text:p>1509439</text:p>
                <draw:g>
                  <svg:desc>BB.C6:BB.C23</svg:desc>
                </draw:g>
              </table:table-cell>
              <table:table-cell office:value-type="float" office:value="1370288">
                <text:p>1370288</text:p>
                <draw:g>
                  <svg:desc>BB.D6:BB.D23</svg:desc>
                </draw:g>
              </table:table-cell>
              <table:table-cell office:value-type="float" office:value="1383576">
                <text:p>1383576</text:p>
                <draw:g>
                  <svg:desc>BB.E6:BB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53942">
                <text:p>1453942</text:p>
              </table:table-cell>
              <table:table-cell office:value-type="float" office:value="1189597">
                <text:p>1189597</text:p>
              </table:table-cell>
              <table:table-cell office:value-type="float" office:value="1644593">
                <text:p>1644593</text:p>
              </table:table-cell>
              <table:table-cell office:value-type="float" office:value="1532932">
                <text:p>15329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67019">
                <text:p>1467019</text:p>
              </table:table-cell>
              <table:table-cell office:value-type="float" office:value="2145655">
                <text:p>2145655</text:p>
              </table:table-cell>
              <table:table-cell office:value-type="float" office:value="1458245">
                <text:p>1458245</text:p>
              </table:table-cell>
              <table:table-cell office:value-type="float" office:value="1660873">
                <text:p>16608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04193">
                <text:p>1304193</text:p>
              </table:table-cell>
              <table:table-cell office:value-type="float" office:value="2299288">
                <text:p>2299288</text:p>
              </table:table-cell>
              <table:table-cell office:value-type="float" office:value="1928443">
                <text:p>1928443</text:p>
              </table:table-cell>
              <table:table-cell office:value-type="float" office:value="2401194">
                <text:p>240119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85796">
                <text:p>1785796</text:p>
              </table:table-cell>
              <table:table-cell office:value-type="float" office:value="2709056">
                <text:p>2709056</text:p>
              </table:table-cell>
              <table:table-cell office:value-type="float" office:value="2711533">
                <text:p>2711533</text:p>
              </table:table-cell>
              <table:table-cell office:value-type="float" office:value="2743874">
                <text:p>27438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53465">
                <text:p>2253465</text:p>
              </table:table-cell>
              <table:table-cell office:value-type="float" office:value="3632287">
                <text:p>3632287</text:p>
              </table:table-cell>
              <table:table-cell office:value-type="float" office:value="2946789">
                <text:p>2946789</text:p>
              </table:table-cell>
              <table:table-cell office:value-type="float" office:value="3944798">
                <text:p>394479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693833">
                <text:p>2693833</text:p>
              </table:table-cell>
              <table:table-cell office:value-type="float" office:value="3287414">
                <text:p>3287414</text:p>
              </table:table-cell>
              <table:table-cell office:value-type="float" office:value="4577260">
                <text:p>4577260</text:p>
              </table:table-cell>
              <table:table-cell office:value-type="float" office:value="7193248">
                <text:p>71932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17317">
                <text:p>3817317</text:p>
              </table:table-cell>
              <table:table-cell office:value-type="float" office:value="4774111">
                <text:p>4774111</text:p>
              </table:table-cell>
              <table:table-cell office:value-type="float" office:value="8367978">
                <text:p>8367978</text:p>
              </table:table-cell>
              <table:table-cell office:value-type="float" office:value="13775894">
                <text:p>137758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506602">
                <text:p>6506602</text:p>
              </table:table-cell>
              <table:table-cell office:value-type="float" office:value="10479544">
                <text:p>10479544</text:p>
              </table:table-cell>
              <table:table-cell office:value-type="float" office:value="15999976">
                <text:p>15999976</text:p>
              </table:table-cell>
              <table:table-cell office:value-type="float" office:value="27223387">
                <text:p>272233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589209">
                <text:p>11589209</text:p>
              </table:table-cell>
              <table:table-cell office:value-type="float" office:value="18879516">
                <text:p>18879516</text:p>
              </table:table-cell>
              <table:table-cell office:value-type="float" office:value="28650532">
                <text:p>28650532</text:p>
              </table:table-cell>
              <table:table-cell office:value-type="float" office:value="57536561">
                <text:p>575365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198097">
                <text:p>22198097</text:p>
              </table:table-cell>
              <table:table-cell office:value-type="float" office:value="37363043">
                <text:p>37363043</text:p>
              </table:table-cell>
              <table:table-cell office:value-type="float" office:value="65676902">
                <text:p>65676902</text:p>
              </table:table-cell>
              <table:table-cell office:value-type="float" office:value="118788291">
                <text:p>1187882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458844">
                <text:p>35458844</text:p>
              </table:table-cell>
              <table:table-cell office:value-type="float" office:value="63647478">
                <text:p>63647478</text:p>
              </table:table-cell>
              <table:table-cell office:value-type="float" office:value="133122457">
                <text:p>133122457</text:p>
              </table:table-cell>
              <table:table-cell office:value-type="float" office:value="248080810">
                <text:p>2480808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678599">
                <text:p>69678599</text:p>
              </table:table-cell>
              <table:table-cell office:value-type="float" office:value="151561613">
                <text:p>151561613</text:p>
              </table:table-cell>
              <table:table-cell office:value-type="float" office:value="276566575">
                <text:p>276566575</text:p>
              </table:table-cell>
              <table:table-cell office:value-type="float" office:value="519996013">
                <text:p>5199960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3430321">
                <text:p>173430321</text:p>
              </table:table-cell>
              <table:table-cell office:value-type="float" office:value="308519643">
                <text:p>308519643</text:p>
              </table:table-cell>
              <table:table-cell office:value-type="float" office:value="497211322">
                <text:p>497211322</text:p>
              </table:table-cell>
              <table:table-cell office:value-type="float" office:value="1070983865">
                <text:p>107098386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7478695">
                <text:p>337478695</text:p>
              </table:table-cell>
              <table:table-cell office:value-type="float" office:value="528898100">
                <text:p>528898100</text:p>
              </table:table-cell>
              <table:table-cell office:value-type="float" office:value="1133195461">
                <text:p>1133195461</text:p>
              </table:table-cell>
              <table:table-cell office:value-type="float" office:value="2174003353">
                <text:p>21740033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7201075">
                <text:p>567201075</text:p>
              </table:table-cell>
              <table:table-cell office:value-type="float" office:value="1071092163">
                <text:p>1071092163</text:p>
              </table:table-cell>
              <table:table-cell office:value-type="float" office:value="2071469325">
                <text:p>2071469325</text:p>
              </table:table-cell>
              <table:table-cell office:value-type="float" office:value="4405325938">
                <text:p>440532593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70180059">
                <text:p>1370180059</text:p>
              </table:table-cell>
              <table:table-cell office:value-type="float" office:value="2168922496">
                <text:p>2168922496</text:p>
              </table:table-cell>
              <table:table-cell office:value-type="float" office:value="4213829413">
                <text:p>4213829413</text:p>
              </table:table-cell>
              <table:table-cell office:value-type="float" office:value="8253508983">
                <text:p>825350898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20539564">
                <text:p>2820539564</text:p>
              </table:table-cell>
              <table:table-cell office:value-type="float" office:value="4400119307">
                <text:p>4400119307</text:p>
              </table:table-cell>
              <table:table-cell office:value-type="float" office:value="9692375083">
                <text:p>9692375083</text:p>
              </table:table-cell>
              <table:table-cell office:value-type="float" office:value="16846812013">
                <text:p>16846812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9.095cm" xlink:href=".." xlink:type="simple" chart:class="chart:line" chart:style-name="ch1">
        <chart:title svg:x="3.221cm" svg:y="0.316cm" chart:style-name="ch2">
          <text:p>Read Memory Instructions vs Graph Vertices</text:p>
        </chart:title>
        <chart:legend chart:legend-position="end" svg:x="13.708cm" svg:y="3.471cm" style:legend-expansion="high" chart:style-name="ch3"/>
        <chart:plot-area chart:style-name="ch4" table:cell-range-address="Instructions.A6:Instructions.E23 Instructions.B5:Instructions.E5" chart:data-source-has-labels="both" svg:x="1.317cm" svg:y="1.644cm" svg:width="11.765cm" svg:height="6.296cm">
          <chartooo:coordinate-region svg:x="3.697cm" svg:y="1.851cm" svg:width="9.19cm" svg:height="5.427cm"/>
          <chart:axis chart:dimension="x" chart:name="primary-x" chart:style-name="ch5" chartooo:axis-type="auto">
            <chartooo:date-scale/>
            <chart:title svg:x="5.799cm" svg:y="8.122cm" chart:style-name="ch6">
              <text:p># of Graph Vertices</text:p>
            </chart:title>
            <chart:categories table:cell-range-address="Instructions.A6:Instructions.A23"/>
            <chart:grid chart:style-name="ch7" chart:class="major"/>
          </chart:axis>
          <chart:axis chart:dimension="y" chart:name="primary-y" chart:style-name="ch5">
            <chart:title svg:x="0.451cm" svg:y="7.063cm" chart:style-name="ch8">
              <text:p>Read Memory Instruction Count</text:p>
            </chart:title>
            <chart:grid chart:style-name="ch7" chart:class="major"/>
          </chart:axis>
          <chart:series chart:style-name="ch9" chart:values-cell-range-address="Instructions.B6:Instructions.B23" chart:label-cell-address="Instructions.B5:Instructions.B5" chart:class="chart:line">
            <chart:data-point chart:repeated="18"/>
          </chart:series>
          <chart:series chart:style-name="ch10" chart:values-cell-range-address="Instructions.C6:Instructions.C23" chart:label-cell-address="Instructions.C5:Instructions.C5" chart:class="chart:line">
            <chart:data-point chart:repeated="18"/>
          </chart:series>
          <chart:series chart:style-name="ch11" chart:values-cell-range-address="Instructions.D6:Instructions.D23" chart:label-cell-address="Instructions.D5:Instructions.D5" chart:class="chart:line">
            <chart:data-point chart:repeated="18"/>
          </chart:series>
          <chart:series chart:style-name="ch12" chart:values-cell-range-address="Instructions.E6:Instructions.E23" chart:label-cell-address="Instructions.E5:Instructions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:Instructions.B5</svg:desc>
                </draw:g>
              </table:table-cell>
              <table:table-cell office:value-type="string">
                <text:p>E8</text:p>
                <draw:g>
                  <svg:desc>Instructions.C5:Instructions.C5</svg:desc>
                </draw:g>
              </table:table-cell>
              <table:table-cell office:value-type="string">
                <text:p>E16</text:p>
                <draw:g>
                  <svg:desc>Instructions.D5:Instructions.D5</svg:desc>
                </draw:g>
              </table:table-cell>
              <table:table-cell office:value-type="string">
                <text:p>E32</text:p>
                <draw:g>
                  <svg:desc>Instructions.E5:Instructions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6:Instructions.A23</svg:desc>
                </draw:g>
              </table:table-cell>
              <table:table-cell office:value-type="float" office:value="1523495">
                <text:p>1523495</text:p>
                <draw:g>
                  <svg:desc>Instructions.B6:Instructions.B23</svg:desc>
                </draw:g>
              </table:table-cell>
              <table:table-cell office:value-type="float" office:value="1488233">
                <text:p>1488233</text:p>
                <draw:g>
                  <svg:desc>Instructions.C6:Instructions.C23</svg:desc>
                </draw:g>
              </table:table-cell>
              <table:table-cell office:value-type="float" office:value="1230814">
                <text:p>1230814</text:p>
                <draw:g>
                  <svg:desc>Instructions.D6:Instructions.D23</svg:desc>
                </draw:g>
              </table:table-cell>
              <table:table-cell office:value-type="float" office:value="1288617">
                <text:p>1288617</text:p>
                <draw:g>
                  <svg:desc>Instructions.E6:Instructions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64790">
                <text:p>1164790</text:p>
              </table:table-cell>
              <table:table-cell office:value-type="float" office:value="1636682">
                <text:p>1636682</text:p>
              </table:table-cell>
              <table:table-cell office:value-type="float" office:value="1155390">
                <text:p>1155390</text:p>
              </table:table-cell>
              <table:table-cell office:value-type="float" office:value="1488885">
                <text:p>14888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80027">
                <text:p>1180027</text:p>
              </table:table-cell>
              <table:table-cell office:value-type="float" office:value="1586378">
                <text:p>1586378</text:p>
              </table:table-cell>
              <table:table-cell office:value-type="float" office:value="1754743">
                <text:p>1754743</text:p>
              </table:table-cell>
              <table:table-cell office:value-type="float" office:value="1922408">
                <text:p>19224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17122">
                <text:p>2517122</text:p>
              </table:table-cell>
              <table:table-cell office:value-type="float" office:value="2122376">
                <text:p>2122376</text:p>
              </table:table-cell>
              <table:table-cell office:value-type="float" office:value="2064440">
                <text:p>2064440</text:p>
              </table:table-cell>
              <table:table-cell office:value-type="float" office:value="2097933">
                <text:p>20979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91568">
                <text:p>2191568</text:p>
              </table:table-cell>
              <table:table-cell office:value-type="float" office:value="1915299">
                <text:p>1915299</text:p>
              </table:table-cell>
              <table:table-cell office:value-type="float" office:value="2431292">
                <text:p>2431292</text:p>
              </table:table-cell>
              <table:table-cell office:value-type="float" office:value="3200160">
                <text:p>32001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01716">
                <text:p>2501716</text:p>
              </table:table-cell>
              <table:table-cell office:value-type="float" office:value="2921088">
                <text:p>2921088</text:p>
              </table:table-cell>
              <table:table-cell office:value-type="float" office:value="4166437">
                <text:p>4166437</text:p>
              </table:table-cell>
              <table:table-cell office:value-type="float" office:value="5708156">
                <text:p>57081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499511">
                <text:p>3499511</text:p>
              </table:table-cell>
              <table:table-cell office:value-type="float" office:value="5203678">
                <text:p>5203678</text:p>
              </table:table-cell>
              <table:table-cell office:value-type="float" office:value="7032479">
                <text:p>7032479</text:p>
              </table:table-cell>
              <table:table-cell office:value-type="float" office:value="12280075">
                <text:p>122800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01466">
                <text:p>5601466</text:p>
              </table:table-cell>
              <table:table-cell office:value-type="float" office:value="6873720">
                <text:p>6873720</text:p>
              </table:table-cell>
              <table:table-cell office:value-type="float" office:value="14402372">
                <text:p>14402372</text:p>
              </table:table-cell>
              <table:table-cell office:value-type="float" office:value="25381081">
                <text:p>2538108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652768">
                <text:p>10652768</text:p>
              </table:table-cell>
              <table:table-cell office:value-type="float" office:value="16947128">
                <text:p>16947128</text:p>
              </table:table-cell>
              <table:table-cell office:value-type="float" office:value="29341942">
                <text:p>29341942</text:p>
              </table:table-cell>
              <table:table-cell office:value-type="float" office:value="49588751">
                <text:p>495887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855347">
                <text:p>20855347</text:p>
              </table:table-cell>
              <table:table-cell office:value-type="float" office:value="34812458">
                <text:p>34812458</text:p>
              </table:table-cell>
              <table:table-cell office:value-type="float" office:value="44623916">
                <text:p>44623916</text:p>
              </table:table-cell>
              <table:table-cell office:value-type="float" office:value="109614018">
                <text:p>1096140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2859669">
                <text:p>42859669</text:p>
              </table:table-cell>
              <table:table-cell office:value-type="float" office:value="67243224">
                <text:p>67243224</text:p>
              </table:table-cell>
              <table:table-cell office:value-type="float" office:value="120871953">
                <text:p>120871953</text:p>
              </table:table-cell>
              <table:table-cell office:value-type="float" office:value="222712996">
                <text:p>2227129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663758">
                <text:p>55663758</text:p>
              </table:table-cell>
              <table:table-cell office:value-type="float" office:value="100911905">
                <text:p>100911905</text:p>
              </table:table-cell>
              <table:table-cell office:value-type="float" office:value="247306183">
                <text:p>247306183</text:p>
              </table:table-cell>
              <table:table-cell office:value-type="float" office:value="466268880">
                <text:p>46626888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1973238">
                <text:p>111973238</text:p>
              </table:table-cell>
              <table:table-cell office:value-type="float" office:value="290672346">
                <text:p>290672346</text:p>
              </table:table-cell>
              <table:table-cell office:value-type="float" office:value="523768943">
                <text:p>523768943</text:p>
              </table:table-cell>
              <table:table-cell office:value-type="float" office:value="998121726">
                <text:p>99812172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689724">
                <text:p>334689724</text:p>
              </table:table-cell>
              <table:table-cell office:value-type="float" office:value="595591429">
                <text:p>595591429</text:p>
              </table:table-cell>
              <table:table-cell office:value-type="float" office:value="805224782">
                <text:p>805224782</text:p>
              </table:table-cell>
              <table:table-cell office:value-type="float" office:value="2049268563">
                <text:p>204926856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41742188">
                <text:p>641742188</text:p>
              </table:table-cell>
              <table:table-cell office:value-type="float" office:value="856081284">
                <text:p>856081284</text:p>
              </table:table-cell>
              <table:table-cell office:value-type="float" office:value="2109617509">
                <text:p>2109617509</text:p>
              </table:table-cell>
              <table:table-cell office:value-type="float" office:value="4069397149">
                <text:p>40693971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9266752">
                <text:p>919266752</text:p>
              </table:table-cell>
              <table:table-cell office:value-type="float" office:value="1736584265">
                <text:p>1736584265</text:p>
              </table:table-cell>
              <table:table-cell office:value-type="float" office:value="3370828127">
                <text:p>3370828127</text:p>
              </table:table-cell>
              <table:table-cell office:value-type="float" office:value="8124345805">
                <text:p>81243458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09032780">
                <text:p>2609032780</text:p>
              </table:table-cell>
              <table:table-cell office:value-type="float" office:value="3524568558">
                <text:p>3524568558</text:p>
              </table:table-cell>
              <table:table-cell office:value-type="float" office:value="6867508630">
                <text:p>6867508630</text:p>
              </table:table-cell>
              <table:table-cell office:value-type="float" office:value="13518125938">
                <text:p>135181259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99587013">
                <text:p>5499587013</text:p>
              </table:table-cell>
              <table:table-cell office:value-type="float" office:value="7161904711">
                <text:p>7161904711</text:p>
              </table:table-cell>
              <table:table-cell office:value-type="float" office:value="18385509664">
                <text:p>18385509664</text:p>
              </table:table-cell>
              <table:table-cell office:value-type="float" office:value="27629918162">
                <text:p>27629918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cm" xlink:href=".." xlink:type="simple" chart:class="chart:line" chart:style-name="ch1">
        <chart:title svg:x="3.184cm" svg:y="0.315cm" chart:style-name="ch2">
          <text:p>Write Memory Instructions vs Graph Vertices</text:p>
        </chart:title>
        <chart:legend chart:legend-position="end" svg:x="13.585cm" svg:y="3.424cm" style:legend-expansion="high" chart:style-name="ch3"/>
        <chart:plot-area chart:style-name="ch4" table:cell-range-address="Instructions.A31:Instructions.E48 Instructions.B30:Instructions.E30" chart:data-source-has-labels="both" svg:x="1.315cm" svg:y="1.64cm" svg:width="11.648cm" svg:height="6.206cm">
          <chartooo:coordinate-region svg:x="3.695cm" svg:y="1.847cm" svg:width="9.073cm" svg:height="5.337cm"/>
          <chart:axis chart:dimension="x" chart:name="primary-x" chart:style-name="ch5" chartooo:axis-type="auto">
            <chartooo:date-scale/>
            <chart:title svg:x="5.739cm" svg:y="8.027cm" chart:style-name="ch6">
              <text:p># of Graph Vertices</text:p>
            </chart:title>
            <chart:categories table:cell-range-address="Instructions.A31:Instructions.A48"/>
            <chart:grid chart:style-name="ch7" chart:class="major"/>
          </chart:axis>
          <chart:axis chart:dimension="y" chart:name="primary-y" chart:style-name="ch5">
            <chart:title svg:x="0.451cm" svg:y="7.014cm" chart:style-name="ch8">
              <text:p>Write Memory Instruction Count</text:p>
            </chart:title>
            <chart:grid chart:style-name="ch7" chart:class="major"/>
            <chart:grid chart:style-name="ch7" chart:class="minor"/>
          </chart:axis>
          <chart:series chart:style-name="ch9" chart:values-cell-range-address="Instructions.B31:Instructions.B48" chart:label-cell-address="Instructions.B30:Instructions.B30" chart:class="chart:line">
            <chart:data-point chart:repeated="18"/>
          </chart:series>
          <chart:series chart:style-name="ch10" chart:values-cell-range-address="Instructions.C31:Instructions.C48" chart:label-cell-address="Instructions.C30:Instructions.C30" chart:class="chart:line">
            <chart:data-point chart:repeated="18"/>
          </chart:series>
          <chart:series chart:style-name="ch11" chart:values-cell-range-address="Instructions.D31:Instructions.D48" chart:label-cell-address="Instructions.D30:Instructions.D30" chart:class="chart:line">
            <chart:data-point chart:repeated="18"/>
          </chart:series>
          <chart:series chart:style-name="ch12" chart:values-cell-range-address="Instructions.E31:Instructions.E48" chart:label-cell-address="Instructions.E30:Instructions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30:Instructions.B30</svg:desc>
                </draw:g>
              </table:table-cell>
              <table:table-cell office:value-type="string">
                <text:p>E8</text:p>
                <draw:g>
                  <svg:desc>Instructions.C30:Instructions.C30</svg:desc>
                </draw:g>
              </table:table-cell>
              <table:table-cell office:value-type="string">
                <text:p>E16</text:p>
                <draw:g>
                  <svg:desc>Instructions.D30:Instructions.D30</svg:desc>
                </draw:g>
              </table:table-cell>
              <table:table-cell office:value-type="string">
                <text:p>E32</text:p>
                <draw:g>
                  <svg:desc>Instructions.E30:Instructions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31:Instructions.A48</svg:desc>
                </draw:g>
              </table:table-cell>
              <table:table-cell office:value-type="float" office:value="244690">
                <text:p>244690</text:p>
                <draw:g>
                  <svg:desc>Instructions.B31:Instructions.B48</svg:desc>
                </draw:g>
              </table:table-cell>
              <table:table-cell office:value-type="float" office:value="249527">
                <text:p>249527</text:p>
                <draw:g>
                  <svg:desc>Instructions.C31:Instructions.C48</svg:desc>
                </draw:g>
              </table:table-cell>
              <table:table-cell office:value-type="float" office:value="252290">
                <text:p>252290</text:p>
                <draw:g>
                  <svg:desc>Instructions.D31:Instructions.D48</svg:desc>
                </draw:g>
              </table:table-cell>
              <table:table-cell office:value-type="float" office:value="255313">
                <text:p>255313</text:p>
                <draw:g>
                  <svg:desc>Instructions.E31:Instructions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6634">
                <text:p>256634</text:p>
              </table:table-cell>
              <table:table-cell office:value-type="float" office:value="264082">
                <text:p>264082</text:p>
              </table:table-cell>
              <table:table-cell office:value-type="float" office:value="279344">
                <text:p>279344</text:p>
              </table:table-cell>
              <table:table-cell office:value-type="float" office:value="293522">
                <text:p>2935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3114">
                <text:p>283114</text:p>
              </table:table-cell>
              <table:table-cell office:value-type="float" office:value="304492">
                <text:p>304492</text:p>
              </table:table-cell>
              <table:table-cell office:value-type="float" office:value="329996">
                <text:p>329996</text:p>
              </table:table-cell>
              <table:table-cell office:value-type="float" office:value="372031">
                <text:p>3720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5158">
                <text:p>335158</text:p>
              </table:table-cell>
              <table:table-cell office:value-type="float" office:value="385303">
                <text:p>385303</text:p>
              </table:table-cell>
              <table:table-cell office:value-type="float" office:value="464732">
                <text:p>464732</text:p>
              </table:table-cell>
              <table:table-cell office:value-type="float" office:value="569152">
                <text:p>56915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2833">
                <text:p>442833</text:p>
              </table:table-cell>
              <table:table-cell office:value-type="float" office:value="553489">
                <text:p>553489</text:p>
              </table:table-cell>
              <table:table-cell office:value-type="float" office:value="723286">
                <text:p>723286</text:p>
              </table:table-cell>
              <table:table-cell office:value-type="float" office:value="988746">
                <text:p>9887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3337">
                <text:p>673337</text:p>
              </table:table-cell>
              <table:table-cell office:value-type="float" office:value="899512">
                <text:p>899512</text:p>
              </table:table-cell>
              <table:table-cell office:value-type="float" office:value="1311442">
                <text:p>1311442</text:p>
              </table:table-cell>
              <table:table-cell office:value-type="float" office:value="1940642">
                <text:p>19406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19607">
                <text:p>1119607</text:p>
              </table:table-cell>
              <table:table-cell office:value-type="float" office:value="1644848">
                <text:p>1644848</text:p>
              </table:table-cell>
              <table:table-cell office:value-type="float" office:value="2502864">
                <text:p>2502864</text:p>
              </table:table-cell>
              <table:table-cell office:value-type="float" office:value="3998489">
                <text:p>39984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4093">
                <text:p>2024093</text:p>
              </table:table-cell>
              <table:table-cell office:value-type="float" office:value="2838748">
                <text:p>2838748</text:p>
              </table:table-cell>
              <table:table-cell office:value-type="float" office:value="5056201">
                <text:p>5056201</text:p>
              </table:table-cell>
              <table:table-cell office:value-type="float" office:value="8364776">
                <text:p>836477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59266">
                <text:p>3959266</text:p>
              </table:table-cell>
              <table:table-cell office:value-type="float" office:value="6245668">
                <text:p>6245668</text:p>
              </table:table-cell>
              <table:table-cell office:value-type="float" office:value="10324455">
                <text:p>10324455</text:p>
              </table:table-cell>
              <table:table-cell office:value-type="float" office:value="17478675">
                <text:p>174786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813067">
                <text:p>7813067</text:p>
              </table:table-cell>
              <table:table-cell office:value-type="float" office:value="12609681">
                <text:p>12609681</text:p>
              </table:table-cell>
              <table:table-cell office:value-type="float" office:value="19916150">
                <text:p>19916150</text:p>
              </table:table-cell>
              <table:table-cell office:value-type="float" office:value="36737221">
                <text:p>36737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74894">
                <text:p>15874894</text:p>
              </table:table-cell>
              <table:table-cell office:value-type="float" office:value="25380614">
                <text:p>25380614</text:p>
              </table:table-cell>
              <table:table-cell office:value-type="float" office:value="43401278">
                <text:p>43401278</text:p>
              </table:table-cell>
              <table:table-cell office:value-type="float" office:value="76499899">
                <text:p>764998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40400">
                <text:p>25940400</text:p>
              </table:table-cell>
              <table:table-cell office:value-type="float" office:value="46040866">
                <text:p>46040866</text:p>
              </table:table-cell>
              <table:table-cell office:value-type="float" office:value="88875562">
                <text:p>88875562</text:p>
              </table:table-cell>
              <table:table-cell office:value-type="float" office:value="159175291">
                <text:p>15917529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2042487">
                <text:p>52042487</text:p>
              </table:table-cell>
              <table:table-cell office:value-type="float" office:value="103709860">
                <text:p>103709860</text:p>
              </table:table-cell>
              <table:table-cell office:value-type="float" office:value="181781760">
                <text:p>181781760</text:p>
              </table:table-cell>
              <table:table-cell office:value-type="float" office:value="328552695">
                <text:p>3285526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907553">
                <text:p>125907553</text:p>
              </table:table-cell>
              <table:table-cell office:value-type="float" office:value="210613632">
                <text:p>210613632</text:p>
              </table:table-cell>
              <table:table-cell office:value-type="float" office:value="350073824">
                <text:p>350073824</text:p>
              </table:table-cell>
              <table:table-cell office:value-type="float" office:value="673607329">
                <text:p>6736073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7762852">
                <text:p>247762852</text:p>
              </table:table-cell>
              <table:table-cell office:value-type="float" office:value="381557809">
                <text:p>381557809</text:p>
              </table:table-cell>
              <table:table-cell office:value-type="float" office:value="745955902">
                <text:p>745955902</text:p>
              </table:table-cell>
              <table:table-cell office:value-type="float" office:value="1374883053">
                <text:p>1374883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0694484">
                <text:p>420694484</text:p>
              </table:table-cell>
              <table:table-cell office:value-type="float" office:value="768552189">
                <text:p>768552189</text:p>
              </table:table-cell>
              <table:table-cell office:value-type="float" office:value="1440445050">
                <text:p>1440445050</text:p>
              </table:table-cell>
              <table:table-cell office:value-type="float" office:value="2793838794">
                <text:p>27938387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3545355">
                <text:p>993545355</text:p>
              </table:table-cell>
              <table:table-cell office:value-type="float" office:value="1545581547">
                <text:p>1545581547</text:p>
              </table:table-cell>
              <table:table-cell office:value-type="float" office:value="2910312561">
                <text:p>2910312561</text:p>
              </table:table-cell>
              <table:table-cell office:value-type="float" office:value="5538756882">
                <text:p>55387568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04577503">
                <text:p>2004577503</text:p>
              </table:table-cell>
              <table:table-cell office:value-type="float" office:value="3112970728">
                <text:p>3112970728</text:p>
              </table:table-cell>
              <table:table-cell office:value-type="float" office:value="6223634915">
                <text:p>6223634915</text:p>
              </table:table-cell>
              <table:table-cell office:value-type="float" office:value="11219361732">
                <text:p>112193617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8cm" svg:height="8.924cm" xlink:href=".." xlink:type="simple" chart:class="chart:line" chart:style-name="ch1">
        <chart:title svg:x="4.239cm" svg:y="0.313cm" chart:style-name="ch2">
          <text:p>Total Instructions vs Graph Vertices</text:p>
        </chart:title>
        <chart:legend chart:legend-position="end" svg:x="13.807cm" svg:y="3.386cm" style:legend-expansion="high" chart:style-name="ch3"/>
        <chart:plot-area chart:style-name="ch4" table:cell-range-address="Instructions.A57:Instructions.E74 Instructions.B56:Instructions.E56" chart:data-source-has-labels="both" svg:x="1.319cm" svg:y="1.632cm" svg:width="11.858cm" svg:height="6.14cm">
          <chartooo:coordinate-region svg:x="3.892cm" svg:y="1.839cm" svg:width="9.09cm" svg:height="5.271cm"/>
          <chart:axis chart:dimension="x" chart:name="primary-x" chart:style-name="ch5" chartooo:axis-type="auto">
            <chartooo:date-scale/>
            <chart:title svg:x="5.848cm" svg:y="7.951cm" chart:style-name="ch6">
              <text:p># of Graph Vertices</text:p>
            </chart:title>
            <chart:categories table:cell-range-address="Instructions.A57:Instructions.A74"/>
            <chart:grid chart:style-name="ch7" chart:class="major"/>
          </chart:axis>
          <chart:axis chart:dimension="y" chart:name="primary-y" chart:style-name="ch5">
            <chart:title svg:x="0.451cm" svg:y="6.307cm" chart:style-name="ch8">
              <text:p>Total Instruction Count</text:p>
            </chart:title>
            <chart:grid chart:style-name="ch7" chart:class="major"/>
          </chart:axis>
          <chart:series chart:style-name="ch9" chart:values-cell-range-address="Instructions.B57:Instructions.B74" chart:label-cell-address="Instructions.B56:Instructions.B56" chart:class="chart:line">
            <chart:data-point chart:repeated="18"/>
          </chart:series>
          <chart:series chart:style-name="ch10" chart:values-cell-range-address="Instructions.C57:Instructions.C74" chart:label-cell-address="Instructions.C56:Instructions.C56" chart:class="chart:line">
            <chart:data-point chart:repeated="18"/>
          </chart:series>
          <chart:series chart:style-name="ch11" chart:values-cell-range-address="Instructions.D57:Instructions.D74" chart:label-cell-address="Instructions.D56:Instructions.D56" chart:class="chart:line">
            <chart:data-point chart:repeated="18"/>
          </chart:series>
          <chart:series chart:style-name="ch12" chart:values-cell-range-address="Instructions.E57:Instructions.E74" chart:label-cell-address="Instructions.E56:Instructions.E5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6:Instructions.B56</svg:desc>
                </draw:g>
              </table:table-cell>
              <table:table-cell office:value-type="string">
                <text:p>E8</text:p>
                <draw:g>
                  <svg:desc>Instructions.C56:Instructions.C56</svg:desc>
                </draw:g>
              </table:table-cell>
              <table:table-cell office:value-type="string">
                <text:p>E16</text:p>
                <draw:g>
                  <svg:desc>Instructions.D56:Instructions.D56</svg:desc>
                </draw:g>
              </table:table-cell>
              <table:table-cell office:value-type="string">
                <text:p>E32</text:p>
                <draw:g>
                  <svg:desc>Instructions.E56:Instructions.E5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57:Instructions.A74</svg:desc>
                </draw:g>
              </table:table-cell>
              <table:table-cell office:value-type="float" office:value="5969905">
                <text:p>5969905</text:p>
                <draw:g>
                  <svg:desc>Instructions.B57:Instructions.B74</svg:desc>
                </draw:g>
              </table:table-cell>
              <table:table-cell office:value-type="float" office:value="5972112">
                <text:p>5972112</text:p>
                <draw:g>
                  <svg:desc>Instructions.C57:Instructions.C74</svg:desc>
                </draw:g>
              </table:table-cell>
              <table:table-cell office:value-type="float" office:value="5503198">
                <text:p>5503198</text:p>
                <draw:g>
                  <svg:desc>Instructions.D57:Instructions.D74</svg:desc>
                </draw:g>
              </table:table-cell>
              <table:table-cell office:value-type="float" office:value="5545034">
                <text:p>5545034</text:p>
                <draw:g>
                  <svg:desc>Instructions.E57:Instructions.E7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820730">
                <text:p>5820730</text:p>
              </table:table-cell>
              <table:table-cell office:value-type="float" office:value="4878779">
                <text:p>4878779</text:p>
              </table:table-cell>
              <table:table-cell office:value-type="float" office:value="6559846">
                <text:p>6559846</text:p>
              </table:table-cell>
              <table:table-cell office:value-type="float" office:value="6165093">
                <text:p>61650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917025">
                <text:p>5917025</text:p>
              </table:table-cell>
              <table:table-cell office:value-type="float" office:value="8350298">
                <text:p>8350298</text:p>
              </table:table-cell>
              <table:table-cell office:value-type="float" office:value="5995708">
                <text:p>5995708</text:p>
              </table:table-cell>
              <table:table-cell office:value-type="float" office:value="6840993">
                <text:p>68409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76338">
                <text:p>5476338</text:p>
              </table:table-cell>
              <table:table-cell office:value-type="float" office:value="9100152">
                <text:p>9100152</text:p>
              </table:table-cell>
              <table:table-cell office:value-type="float" office:value="8040725">
                <text:p>8040725</text:p>
              </table:table-cell>
              <table:table-cell office:value-type="float" office:value="9998554">
                <text:p>99985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466121">
                <text:p>7466121</text:p>
              </table:table-cell>
              <table:table-cell office:value-type="float" office:value="10987202">
                <text:p>10987202</text:p>
              </table:table-cell>
              <table:table-cell office:value-type="float" office:value="11493275">
                <text:p>11493275</text:p>
              </table:table-cell>
              <table:table-cell office:value-type="float" office:value="12447886">
                <text:p>124478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18405">
                <text:p>9718405</text:p>
              </table:table-cell>
              <table:table-cell office:value-type="float" office:value="15207832">
                <text:p>15207832</text:p>
              </table:table-cell>
              <table:table-cell office:value-type="float" office:value="13996028">
                <text:p>13996028</text:p>
              </table:table-cell>
              <table:table-cell office:value-type="float" office:value="19428678">
                <text:p>1942867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516448">
                <text:p>12516448</text:p>
              </table:table-cell>
              <table:table-cell office:value-type="float" office:value="16150939">
                <text:p>16150939</text:p>
              </table:table-cell>
              <table:table-cell office:value-type="float" office:value="22998655">
                <text:p>22998655</text:p>
              </table:table-cell>
              <table:table-cell office:value-type="float" office:value="37276840">
                <text:p>3727684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909141">
                <text:p>18909141</text:p>
              </table:table-cell>
              <table:table-cell office:value-type="float" office:value="23544400">
                <text:p>23544400</text:p>
              </table:table-cell>
              <table:table-cell office:value-type="float" office:value="43911455">
                <text:p>43911455</text:p>
              </table:table-cell>
              <table:table-cell office:value-type="float" office:value="74595407">
                <text:p>745954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3603687">
                <text:p>33603687</text:p>
              </table:table-cell>
              <table:table-cell office:value-type="float" office:value="54367814">
                <text:p>54367814</text:p>
              </table:table-cell>
              <table:table-cell office:value-type="float" office:value="86417901">
                <text:p>86417901</text:p>
              </table:table-cell>
              <table:table-cell office:value-type="float" office:value="147454423">
                <text:p>1474544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2662391">
                <text:p>62662391</text:p>
              </table:table-cell>
              <table:table-cell office:value-type="float" office:value="103175549">
                <text:p>103175549</text:p>
              </table:table-cell>
              <table:table-cell office:value-type="float" office:value="148563389">
                <text:p>148563389</text:p>
              </table:table-cell>
              <table:table-cell office:value-type="float" office:value="315934315">
                <text:p>3159343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2844971">
                <text:p>122844971</text:p>
              </table:table-cell>
              <table:table-cell office:value-type="float" office:value="202901540">
                <text:p>202901540</text:p>
              </table:table-cell>
              <table:table-cell office:value-type="float" office:value="357833536">
                <text:p>357833536</text:p>
              </table:table-cell>
              <table:table-cell office:value-type="float" office:value="649554296">
                <text:p>6495542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6805085">
                <text:p>186805085</text:p>
              </table:table-cell>
              <table:table-cell office:value-type="float" office:value="334474728">
                <text:p>334474728</text:p>
              </table:table-cell>
              <table:table-cell office:value-type="float" office:value="728797106">
                <text:p>728797106</text:p>
              </table:table-cell>
              <table:table-cell office:value-type="float" office:value="1357669267">
                <text:p>13576692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0118333">
                <text:p>370118333</text:p>
              </table:table-cell>
              <table:table-cell office:value-type="float" office:value="841339669">
                <text:p>841339669</text:p>
              </table:table-cell>
              <table:table-cell office:value-type="float" office:value="1521990356">
                <text:p>1521990356</text:p>
              </table:table-cell>
              <table:table-cell office:value-type="float" office:value="2864145882">
                <text:p>28641458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8314454">
                <text:p>968314454</text:p>
              </table:table-cell>
              <table:table-cell office:value-type="float" office:value="1715685926">
                <text:p>1715685926</text:p>
              </table:table-cell>
              <table:table-cell office:value-type="float" office:value="2607691290">
                <text:p>2607691290</text:p>
              </table:table-cell>
              <table:table-cell office:value-type="float" office:value="5887355198">
                <text:p>58873551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75061102">
                <text:p>1875061102</text:p>
              </table:table-cell>
              <table:table-cell office:value-type="float" office:value="2789240889">
                <text:p>2789240889</text:p>
              </table:table-cell>
              <table:table-cell office:value-type="float" office:value="6193476609">
                <text:p>6193476609</text:p>
              </table:table-cell>
              <table:table-cell office:value-type="float" office:value="11853783058">
                <text:p>11853783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0995313">
                <text:p>3010995313</text:p>
              </table:table-cell>
              <table:table-cell office:value-type="float" office:value="5643257719">
                <text:p>5643257719</text:p>
              </table:table-cell>
              <table:table-cell office:value-type="float" office:value="10857936746">
                <text:p>10857936746</text:p>
              </table:table-cell>
              <table:table-cell office:value-type="float" office:value="23885199353">
                <text:p>2388519935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599883526">
                <text:p>7599883526</text:p>
              </table:table-cell>
              <table:table-cell office:value-type="float" office:value="11422824445">
                <text:p>11422824445</text:p>
              </table:table-cell>
              <table:table-cell office:value-type="float" office:value="22069518644">
                <text:p>22069518644</text:p>
              </table:table-cell>
              <table:table-cell office:value-type="float" office:value="43082717837">
                <text:p>4308271783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744781836">
                <text:p>15744781836</text:p>
              </table:table-cell>
              <table:table-cell office:value-type="float" office:value="23153172239">
                <text:p>23153172239</text:p>
              </table:table-cell>
              <table:table-cell office:value-type="float" office:value="53158006258">
                <text:p>53158006258</text:p>
              </table:table-cell>
              <table:table-cell office:value-type="float" office:value="87877451479">
                <text:p>878774514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6cm" svg:height="9cm" xlink:href=".." xlink:type="simple" chart:class="chart:line" chart:style-name="ch1">
        <chart:title svg:x="3.85cm" svg:y="0.315cm" chart:style-name="ch2">
          <text:p>Memory Read Size vs Graph Vertices</text:p>
        </chart:title>
        <chart:legend chart:legend-position="end" svg:x="13.513cm" svg:y="3.424cm" style:legend-expansion="high" chart:style-name="ch3"/>
        <chart:plot-area chart:style-name="ch4" table:cell-range-address="Size.A5:Size.E23" chart:data-source-has-labels="both" svg:x="1.313cm" svg:y="1.64cm" svg:width="11.582cm" svg:height="6.206cm">
          <chartooo:coordinate-region svg:x="2.532cm" svg:y="1.847cm" svg:width="10.168cm" svg:height="5.337cm"/>
          <chart:axis chart:dimension="x" chart:name="primary-x" chart:style-name="ch5" chartooo:axis-type="auto">
            <chartooo:date-scale/>
            <chart:title svg:x="5.704cm" svg:y="8.027cm" chart:style-name="ch6">
              <text:p># of Graph Vertices</text:p>
            </chart:title>
            <chart:categories table:cell-range-address="Size.A6:Size.A23"/>
            <chart:grid chart:style-name="ch7" chart:class="major"/>
          </chart:axis>
          <chart:axis chart:dimension="y" chart:name="primary-y" chart:style-name="ch5">
            <chart:title svg:x="0.451cm" svg:y="6.699cm" chart:style-name="ch8">
              <text:p>Memory Read Size (Bytes)</text:p>
            </chart:title>
            <chart:grid chart:style-name="ch7" chart:class="major"/>
          </chart:axis>
          <chart:series chart:style-name="ch9" chart:values-cell-range-address="Size.B6:Size.B23" chart:label-cell-address="Size.B5:Size.B5" chart:class="chart:line">
            <chart:data-point chart:repeated="18"/>
          </chart:series>
          <chart:series chart:style-name="ch10" chart:values-cell-range-address="Size.C6:Size.C23" chart:label-cell-address="Size.C5:Size.C5" chart:class="chart:line">
            <chart:data-point chart:repeated="18"/>
          </chart:series>
          <chart:series chart:style-name="ch11" chart:values-cell-range-address="Size.D6:Size.D23" chart:label-cell-address="Size.D5:Size.D5" chart:class="chart:line">
            <chart:data-point chart:repeated="18"/>
          </chart:series>
          <chart:series chart:style-name="ch12" chart:values-cell-range-address="Size.E6:Size.E23" chart:label-cell-address="Size.E5:Size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5:Size.B5</svg:desc>
                </draw:g>
              </table:table-cell>
              <table:table-cell office:value-type="string">
                <text:p>E8</text:p>
                <draw:g>
                  <svg:desc>Size.C5:Size.C5</svg:desc>
                </draw:g>
              </table:table-cell>
              <table:table-cell office:value-type="string">
                <text:p>E16</text:p>
                <draw:g>
                  <svg:desc>Size.D5:Size.D5</svg:desc>
                </draw:g>
              </table:table-cell>
              <table:table-cell office:value-type="string">
                <text:p>E32</text:p>
                <draw:g>
                  <svg:desc>Size.E5:Size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6:Size.A23</svg:desc>
                </draw:g>
              </table:table-cell>
              <table:table-cell office:value-type="float" office:value="34852">
                <text:p>34852</text:p>
                <draw:g>
                  <svg:desc>Size.B6:Size.B23</svg:desc>
                </draw:g>
              </table:table-cell>
              <table:table-cell office:value-type="float" office:value="34813">
                <text:p>34813</text:p>
                <draw:g>
                  <svg:desc>Size.C6:Size.C23</svg:desc>
                </draw:g>
              </table:table-cell>
              <table:table-cell office:value-type="float" office:value="34965">
                <text:p>34965</text:p>
                <draw:g>
                  <svg:desc>Size.D6:Size.D23</svg:desc>
                </draw:g>
              </table:table-cell>
              <table:table-cell office:value-type="float" office:value="35047">
                <text:p>35047</text:p>
                <draw:g>
                  <svg:desc>Size.E6:Size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746">
                <text:p>34746</text:p>
              </table:table-cell>
              <table:table-cell office:value-type="float" office:value="34969">
                <text:p>34969</text:p>
              </table:table-cell>
              <table:table-cell office:value-type="float" office:value="34972">
                <text:p>34972</text:p>
              </table:table-cell>
              <table:table-cell office:value-type="float" office:value="35031">
                <text:p>350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4982">
                <text:p>34982</text:p>
              </table:table-cell>
              <table:table-cell office:value-type="float" office:value="34889">
                <text:p>34889</text:p>
              </table:table-cell>
              <table:table-cell office:value-type="float" office:value="34871">
                <text:p>34871</text:p>
              </table:table-cell>
              <table:table-cell office:value-type="float" office:value="34696">
                <text:p>346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172">
                <text:p>35172</text:p>
              </table:table-cell>
              <table:table-cell office:value-type="float" office:value="35115">
                <text:p>35115</text:p>
              </table:table-cell>
              <table:table-cell office:value-type="float" office:value="35345">
                <text:p>35345</text:p>
              </table:table-cell>
              <table:table-cell office:value-type="float" office:value="35508">
                <text:p>355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264">
                <text:p>35264</text:p>
              </table:table-cell>
              <table:table-cell office:value-type="float" office:value="35566">
                <text:p>35566</text:p>
              </table:table-cell>
              <table:table-cell office:value-type="float" office:value="35585">
                <text:p>35585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418">
                <text:p>35418</text:p>
              </table:table-cell>
              <table:table-cell office:value-type="float" office:value="35613">
                <text:p>35613</text:p>
              </table:table-cell>
              <table:table-cell office:value-type="float" office:value="35653">
                <text:p>35653</text:p>
              </table:table-cell>
              <table:table-cell office:value-type="float" office:value="35678">
                <text:p>3567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5516">
                <text:p>35516</text:p>
              </table:table-cell>
              <table:table-cell office:value-type="float" office:value="35523">
                <text:p>35523</text:p>
              </table:table-cell>
              <table:table-cell office:value-type="float" office:value="35593">
                <text:p>35593</text:p>
              </table:table-cell>
              <table:table-cell office:value-type="float" office:value="35679">
                <text:p>356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5598">
                <text:p>35598</text:p>
              </table:table-cell>
              <table:table-cell office:value-type="float" office:value="35471">
                <text:p>35471</text:p>
              </table:table-cell>
              <table:table-cell office:value-type="float" office:value="35585">
                <text:p>35585</text:p>
              </table:table-cell>
              <table:table-cell office:value-type="float" office:value="35651">
                <text:p>356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5676">
                <text:p>35676</text:p>
              </table:table-cell>
              <table:table-cell office:value-type="float" office:value="35712">
                <text:p>35712</text:p>
              </table:table-cell>
              <table:table-cell office:value-type="float" office:value="35531">
                <text:p>35531</text:p>
              </table:table-cell>
              <table:table-cell office:value-type="float" office:value="35826">
                <text:p>3582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5761">
                <text:p>35761</text:p>
              </table:table-cell>
              <table:table-cell office:value-type="float" office:value="35636">
                <text:p>35636</text:p>
              </table:table-cell>
              <table:table-cell office:value-type="float" office:value="35620">
                <text:p>35620</text:p>
              </table:table-cell>
              <table:table-cell office:value-type="float" office:value="35875">
                <text:p>358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694">
                <text:p>35694</text:p>
              </table:table-cell>
              <table:table-cell office:value-type="float" office:value="35713">
                <text:p>35713</text:p>
              </table:table-cell>
              <table:table-cell office:value-type="float" office:value="35766">
                <text:p>35766</text:p>
              </table:table-cell>
              <table:table-cell office:value-type="float" office:value="35892">
                <text:p>358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592">
                <text:p>35592</text:p>
              </table:table-cell>
              <table:table-cell office:value-type="float" office:value="35603">
                <text:p>35603</text:p>
              </table:table-cell>
              <table:table-cell office:value-type="float" office:value="35864">
                <text:p>35864</text:p>
              </table:table-cell>
              <table:table-cell office:value-type="float" office:value="35845">
                <text:p>3584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702">
                <text:p>35702</text:p>
              </table:table-cell>
              <table:table-cell office:value-type="float" office:value="35828">
                <text:p>35828</text:p>
              </table:table-cell>
              <table:table-cell office:value-type="float" office:value="35723">
                <text:p>35723</text:p>
              </table:table-cell>
              <table:table-cell office:value-type="float" office:value="35802">
                <text:p>358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5845">
                <text:p>35845</text:p>
              </table:table-cell>
              <table:table-cell office:value-type="float" office:value="35843">
                <text:p>35843</text:p>
              </table:table-cell>
              <table:table-cell office:value-type="float" office:value="35726">
                <text:p>35726</text:p>
              </table:table-cell>
              <table:table-cell office:value-type="float" office:value="35801">
                <text:p>358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787">
                <text:p>35787</text:p>
              </table:table-cell>
              <table:table-cell office:value-type="float" office:value="35751">
                <text:p>35751</text:p>
              </table:table-cell>
              <table:table-cell office:value-type="float" office:value="35841">
                <text:p>35841</text:p>
              </table:table-cell>
              <table:table-cell office:value-type="float" office:value="35788">
                <text:p>357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751">
                <text:p>35751</text:p>
              </table:table-cell>
              <table:table-cell office:value-type="float" office:value="35704">
                <text:p>35704</text:p>
              </table:table-cell>
              <table:table-cell office:value-type="float" office:value="35728">
                <text:p>35728</text:p>
              </table:table-cell>
              <table:table-cell office:value-type="float" office:value="35841">
                <text:p>3584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5764">
                <text:p>35764</text:p>
              </table:table-cell>
              <table:table-cell office:value-type="float" office:value="35745">
                <text:p>35745</text:p>
              </table:table-cell>
              <table:table-cell office:value-type="float" office:value="35799">
                <text:p>35799</text:p>
              </table:table-cell>
              <table:table-cell office:value-type="float" office:value="35710">
                <text:p>3571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5814">
                <text:p>35814</text:p>
              </table:table-cell>
              <table:table-cell office:value-type="float" office:value="35674">
                <text:p>35674</text:p>
              </table:table-cell>
              <table:table-cell office:value-type="float" office:value="35957">
                <text:p>35957</text:p>
              </table:table-cell>
              <table:table-cell office:value-type="float" office:value="35816">
                <text:p>358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2cm" svg:height="8.912cm" xlink:href=".." xlink:type="simple" chart:class="chart:line" chart:style-name="ch1">
        <chart:title svg:x="3.947cm" svg:y="0.313cm" chart:style-name="ch2">
          <text:p>Memory Write Size vs Graph Vertices</text:p>
        </chart:title>
        <chart:legend chart:legend-position="end" svg:x="13.659cm" svg:y="3.38cm" style:legend-expansion="high" chart:style-name="ch3"/>
        <chart:plot-area chart:style-name="ch4" table:cell-range-address="Size.A30:Size.E48" chart:data-source-has-labels="both" svg:x="1.316cm" svg:y="1.632cm" svg:width="11.719cm" svg:height="6.128cm">
          <chartooo:coordinate-region svg:x="2.535cm" svg:y="1.839cm" svg:width="10.305cm" svg:height="5.259cm"/>
          <chart:axis chart:dimension="x" chart:name="primary-x" chart:style-name="ch5" chartooo:axis-type="auto">
            <chartooo:date-scale/>
            <chart:title svg:x="5.775cm" svg:y="7.939cm" chart:style-name="ch6">
              <text:p># of Graph Vertices</text:p>
            </chart:title>
            <chart:categories table:cell-range-address="Size.A31:Size.A48"/>
            <chart:grid chart:style-name="ch7" chart:class="major"/>
          </chart:axis>
          <chart:axis chart:dimension="y" chart:name="primary-y" chart:style-name="ch5">
            <chart:title svg:x="0.451cm" svg:y="6.652cm" chart:style-name="ch8">
              <text:p>Memory Write Size (Bytes)</text:p>
            </chart:title>
            <chart:grid chart:style-name="ch7" chart:class="major"/>
          </chart:axis>
          <chart:series chart:style-name="ch9" chart:values-cell-range-address="Size.B31:Size.B48" chart:label-cell-address="Size.B30:Size.B30" chart:class="chart:line">
            <chart:data-point chart:repeated="18"/>
          </chart:series>
          <chart:series chart:style-name="ch10" chart:values-cell-range-address="Size.C31:Size.C48" chart:label-cell-address="Size.C30:Size.C30" chart:class="chart:line">
            <chart:data-point chart:repeated="18"/>
          </chart:series>
          <chart:series chart:style-name="ch11" chart:values-cell-range-address="Size.D31:Size.D48" chart:label-cell-address="Size.D30:Size.D30" chart:class="chart:line">
            <chart:data-point chart:repeated="18"/>
          </chart:series>
          <chart:series chart:style-name="ch12" chart:values-cell-range-address="Size.E31:Size.E48" chart:label-cell-address="Size.E30:Size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30:Size.B30</svg:desc>
                </draw:g>
              </table:table-cell>
              <table:table-cell office:value-type="string">
                <text:p>E8</text:p>
                <draw:g>
                  <svg:desc>Size.C30:Size.C30</svg:desc>
                </draw:g>
              </table:table-cell>
              <table:table-cell office:value-type="string">
                <text:p>E16</text:p>
                <draw:g>
                  <svg:desc>Size.D30:Size.D30</svg:desc>
                </draw:g>
              </table:table-cell>
              <table:table-cell office:value-type="string">
                <text:p>E32</text:p>
                <draw:g>
                  <svg:desc>Size.E30:Size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31:Size.A48</svg:desc>
                </draw:g>
              </table:table-cell>
              <table:table-cell office:value-type="float" office:value="33852">
                <text:p>33852</text:p>
                <draw:g>
                  <svg:desc>Size.B31:Size.B48</svg:desc>
                </draw:g>
              </table:table-cell>
              <table:table-cell office:value-type="float" office:value="33865">
                <text:p>33865</text:p>
                <draw:g>
                  <svg:desc>Size.C31:Size.C48</svg:desc>
                </draw:g>
              </table:table-cell>
              <table:table-cell office:value-type="float" office:value="33904">
                <text:p>33904</text:p>
                <draw:g>
                  <svg:desc>Size.D31:Size.D48</svg:desc>
                </draw:g>
              </table:table-cell>
              <table:table-cell office:value-type="float" office:value="33977">
                <text:p>33977</text:p>
                <draw:g>
                  <svg:desc>Size.E31:Size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755">
                <text:p>33755</text:p>
              </table:table-cell>
              <table:table-cell office:value-type="float" office:value="33831">
                <text:p>33831</text:p>
              </table:table-cell>
              <table:table-cell office:value-type="float" office:value="33874">
                <text:p>33874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874">
                <text:p>33874</text:p>
              </table:table-cell>
              <table:table-cell office:value-type="float" office:value="33812">
                <text:p>33812</text:p>
              </table:table-cell>
              <table:table-cell office:value-type="float" office:value="33819">
                <text:p>33819</text:p>
              </table:table-cell>
              <table:table-cell office:value-type="float" office:value="33747">
                <text:p>337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922">
                <text:p>33922</text:p>
              </table:table-cell>
              <table:table-cell office:value-type="float" office:value="33939">
                <text:p>33939</text:p>
              </table:table-cell>
              <table:table-cell office:value-type="float" office:value="34072">
                <text:p>34072</text:p>
              </table:table-cell>
              <table:table-cell office:value-type="float" office:value="34101">
                <text:p>341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3997">
                <text:p>33997</text:p>
              </table:table-cell>
              <table:table-cell office:value-type="float" office:value="34144">
                <text:p>34144</text:p>
              </table:table-cell>
              <table:table-cell office:value-type="float" office:value="34266">
                <text:p>34266</text:p>
              </table:table-cell>
              <table:table-cell office:value-type="float" office:value="34223">
                <text:p>342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052">
                <text:p>34052</text:p>
              </table:table-cell>
              <table:table-cell office:value-type="float" office:value="34299">
                <text:p>34299</text:p>
              </table:table-cell>
              <table:table-cell office:value-type="float" office:value="34222">
                <text:p>34222</text:p>
              </table:table-cell>
              <table:table-cell office:value-type="float" office:value="34298">
                <text:p>3429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4218">
                <text:p>34218</text:p>
              </table:table-cell>
              <table:table-cell office:value-type="float" office:value="34164">
                <text:p>34164</text:p>
              </table:table-cell>
              <table:table-cell office:value-type="float" office:value="34228">
                <text:p>34228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233">
                <text:p>34233</text:p>
              </table:table-cell>
              <table:table-cell office:value-type="float" office:value="34230">
                <text:p>34230</text:p>
              </table:table-cell>
              <table:table-cell office:value-type="float" office:value="34275">
                <text:p>34275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283">
                <text:p>34283</text:p>
              </table:table-cell>
              <table:table-cell office:value-type="float" office:value="34341">
                <text:p>34341</text:p>
              </table:table-cell>
              <table:table-cell office:value-type="float" office:value="34287">
                <text:p>34287</text:p>
              </table:table-cell>
              <table:table-cell office:value-type="float" office:value="34411">
                <text:p>344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4339">
                <text:p>34339</text:p>
              </table:table-cell>
              <table:table-cell office:value-type="float" office:value="34311">
                <text:p>34311</text:p>
              </table:table-cell>
              <table:table-cell office:value-type="float" office:value="34188">
                <text:p>34188</text:p>
              </table:table-cell>
              <table:table-cell office:value-type="float" office:value="34388">
                <text:p>343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352">
                <text:p>34352</text:p>
              </table:table-cell>
              <table:table-cell office:value-type="float" office:value="34342">
                <text:p>34342</text:p>
              </table:table-cell>
              <table:table-cell office:value-type="float" office:value="34353">
                <text:p>34353</text:p>
              </table:table-cell>
              <table:table-cell office:value-type="float" office:value="34431">
                <text:p>344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241">
                <text:p>34241</text:p>
              </table:table-cell>
              <table:table-cell office:value-type="float" office:value="34306">
                <text:p>34306</text:p>
              </table:table-cell>
              <table:table-cell office:value-type="float" office:value="34465">
                <text:p>34465</text:p>
              </table:table-cell>
              <table:table-cell office:value-type="float" office:value="34434">
                <text:p>344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4316">
                <text:p>34316</text:p>
              </table:table-cell>
              <table:table-cell office:value-type="float" office:value="34441">
                <text:p>34441</text:p>
              </table:table-cell>
              <table:table-cell office:value-type="float" office:value="34352">
                <text:p>34352</text:p>
              </table:table-cell>
              <table:table-cell office:value-type="float" office:value="34408">
                <text:p>3440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370">
                <text:p>34370</text:p>
              </table:table-cell>
              <table:table-cell office:value-type="float" office:value="34409">
                <text:p>34409</text:p>
              </table:table-cell>
              <table:table-cell office:value-type="float" office:value="34418">
                <text:p>34418</text:p>
              </table:table-cell>
              <table:table-cell office:value-type="float" office:value="34420">
                <text:p>3442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385">
                <text:p>34385</text:p>
              </table:table-cell>
              <table:table-cell office:value-type="float" office:value="34377">
                <text:p>34377</text:p>
              </table:table-cell>
              <table:table-cell office:value-type="float" office:value="34368">
                <text:p>34368</text:p>
              </table:table-cell>
              <table:table-cell office:value-type="float" office:value="34266">
                <text:p>342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340">
                <text:p>34340</text:p>
              </table:table-cell>
              <table:table-cell office:value-type="float" office:value="34364">
                <text:p>34364</text:p>
              </table:table-cell>
              <table:table-cell office:value-type="float" office:value="34317">
                <text:p>34317</text:p>
              </table:table-cell>
              <table:table-cell office:value-type="float" office:value="34328">
                <text:p>343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338">
                <text:p>34338</text:p>
              </table:table-cell>
              <table:table-cell office:value-type="float" office:value="34380">
                <text:p>34380</text:p>
              </table:table-cell>
              <table:table-cell office:value-type="float" office:value="34409">
                <text:p>34409</text:p>
              </table:table-cell>
              <table:table-cell office:value-type="float" office:value="34381">
                <text:p>3438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442">
                <text:p>34442</text:p>
              </table:table-cell>
              <table:table-cell office:value-type="float" office:value="34338">
                <text:p>34338</text:p>
              </table:table-cell>
              <table:table-cell office:value-type="float" office:value="34415">
                <text:p>34415</text:p>
              </table:table-cell>
              <table:table-cell office:value-type="float" office:value="34398">
                <text:p>343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8cm" svg:height="8.77cm" xlink:href=".." xlink:type="simple" chart:class="chart:line" chart:style-name="ch1">
        <chart:title svg:x="1.844cm" svg:y="0.31cm" chart:style-name="ch2">
          <text:p>Read Memory Instruction Percentages vs Graph Vertices</text:p>
        </chart:title>
        <chart:legend chart:legend-position="end" svg:x="13.445cm" svg:y="3.309cm" style:legend-expansion="high" chart:style-name="ch3"/>
        <chart:plot-area chart:style-name="ch4" table:cell-range-address="Instructions.P5:Instructions.T22 Instructions.Q4:Instructions.T4" chart:data-source-has-labels="both" svg:x="1.312cm" svg:y="1.62cm" svg:width="11.517cm" svg:height="6.001cm">
          <chartooo:coordinate-region svg:x="1.95cm" svg:y="1.827cm" svg:width="10.684cm" svg:height="5.132cm"/>
          <chart:axis chart:dimension="x" chart:name="primary-x" chart:style-name="ch5" chartooo:axis-type="auto">
            <chartooo:date-scale/>
            <chart:title svg:x="5.67cm" svg:y="7.797cm" chart:style-name="ch6">
              <text:p># of Graph Vertices</text:p>
            </chart:title>
            <chart:categories table:cell-range-address="Instructions.P5:Instructions.P22"/>
            <chart:grid chart:style-name="ch7" chart:class="major"/>
          </chart:axis>
          <chart:axis chart:dimension="y" chart:name="primary-y" chart:style-name="ch5">
            <chart:title svg:x="0.451cm" svg:y="7.314cm" chart:style-name="ch8">
              <text:p>Percentage of Read Mem Instructions</text:p>
            </chart:title>
            <chart:grid chart:style-name="ch7" chart:class="major"/>
          </chart:axis>
          <chart:series chart:style-name="ch9" chart:values-cell-range-address="Instructions.Q5:Instructions.Q22" chart:label-cell-address="Instructions.Q4:Instructions.Q4" chart:class="chart:line">
            <chart:data-point chart:repeated="18"/>
          </chart:series>
          <chart:series chart:style-name="ch10" chart:values-cell-range-address="Instructions.R5:Instructions.R22" chart:label-cell-address="Instructions.R4:Instructions.R4" chart:class="chart:line">
            <chart:data-point chart:repeated="18"/>
          </chart:series>
          <chart:series chart:style-name="ch11" chart:values-cell-range-address="Instructions.S5:Instructions.S22" chart:label-cell-address="Instructions.S4:Instructions.S4" chart:class="chart:line">
            <chart:data-point chart:repeated="18"/>
          </chart:series>
          <chart:series chart:style-name="ch12" chart:values-cell-range-address="Instructions.T5:Instructions.T22" chart:label-cell-address="Instructions.T4:Instructions.T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4:Instructions.Q4</svg:desc>
                </draw:g>
              </table:table-cell>
              <table:table-cell office:value-type="string">
                <text:p>E8</text:p>
                <draw:g>
                  <svg:desc>Instructions.R4:Instructions.R4</svg:desc>
                </draw:g>
              </table:table-cell>
              <table:table-cell office:value-type="string">
                <text:p>E16</text:p>
                <draw:g>
                  <svg:desc>Instructions.S4:Instructions.S4</svg:desc>
                </draw:g>
              </table:table-cell>
              <table:table-cell office:value-type="string">
                <text:p>E32</text:p>
                <draw:g>
                  <svg:desc>Instructions.T4:Instructions.T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5:Instructions.P22</svg:desc>
                </draw:g>
              </table:table-cell>
              <table:table-cell office:value-type="float" office:value="25.5195853200344">
                <text:p>25.5195853200344</text:p>
                <draw:g>
                  <svg:desc>Instructions.Q5:Instructions.Q22</svg:desc>
                </draw:g>
              </table:table-cell>
              <table:table-cell office:value-type="float" office:value="24.9197101460924">
                <text:p>24.9197101460924</text:p>
                <draw:g>
                  <svg:desc>Instructions.R5:Instructions.R22</svg:desc>
                </draw:g>
              </table:table-cell>
              <table:table-cell office:value-type="float" office:value="22.3654318816077">
                <text:p>22.3654318816077</text:p>
                <draw:g>
                  <svg:desc>Instructions.S5:Instructions.S22</svg:desc>
                </draw:g>
              </table:table-cell>
              <table:table-cell office:value-type="float" office:value="23.2391181009891">
                <text:p>23.2391181009891</text:p>
                <draw:g>
                  <svg:desc>Instructions.T5:Instructions.T2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0110639043556">
                <text:p>20.0110639043556</text:p>
              </table:table-cell>
              <table:table-cell office:value-type="float" office:value="33.5469591879444">
                <text:p>33.5469591879444</text:p>
              </table:table-cell>
              <table:table-cell office:value-type="float" office:value="17.6130659164865">
                <text:p>17.6130659164865</text:p>
              </table:table-cell>
              <table:table-cell office:value-type="float" office:value="24.1502439622565">
                <text:p>24.15024396225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.9429104997866">
                <text:p>19.9429104997866</text:p>
              </table:table-cell>
              <table:table-cell office:value-type="float" office:value="18.9978609146644">
                <text:p>18.9978609146644</text:p>
              </table:table-cell>
              <table:table-cell office:value-type="float" office:value="29.2666520784535">
                <text:p>29.2666520784535</text:p>
              </table:table-cell>
              <table:table-cell office:value-type="float" office:value="28.1013004983341">
                <text:p>28.10130049833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.9635983023692">
                <text:p>45.9635983023692</text:p>
              </table:table-cell>
              <table:table-cell office:value-type="float" office:value="23.3224236254515">
                <text:p>23.3224236254515</text:p>
              </table:table-cell>
              <table:table-cell office:value-type="float" office:value="25.6747992251942">
                <text:p>25.6747992251942</text:p>
              </table:table-cell>
              <table:table-cell office:value-type="float" office:value="20.9823640498416">
                <text:p>20.98236404984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9.3535023072892">
                <text:p>29.3535023072892</text:p>
              </table:table-cell>
              <table:table-cell office:value-type="float" office:value="17.4320905358798">
                <text:p>17.4320905358798</text:p>
              </table:table-cell>
              <table:table-cell office:value-type="float" office:value="21.1540400799598">
                <text:p>21.1540400799598</text:p>
              </table:table-cell>
              <table:table-cell office:value-type="float" office:value="25.708461661683">
                <text:p>25.708461661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7420430615929">
                <text:p>25.7420430615929</text:p>
              </table:table-cell>
              <table:table-cell office:value-type="float" office:value="19.2077871454656">
                <text:p>19.2077871454656</text:p>
              </table:table-cell>
              <table:table-cell office:value-type="float" office:value="29.7687100940352">
                <text:p>29.7687100940352</text:p>
              </table:table-cell>
              <table:table-cell office:value-type="float" office:value="29.3800535476474">
                <text:p>29.38005354764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.9592980372706">
                <text:p>27.9592980372706</text:p>
              </table:table-cell>
              <table:table-cell office:value-type="float" office:value="32.2190431156975">
                <text:p>32.2190431156975</text:p>
              </table:table-cell>
              <table:table-cell office:value-type="float" office:value="30.5777837877911">
                <text:p>30.5777837877911</text:p>
              </table:table-cell>
              <table:table-cell office:value-type="float" office:value="32.9429077142805">
                <text:p>32.94290771428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.6230590273773">
                <text:p>29.6230590273773</text:p>
              </table:table-cell>
              <table:table-cell office:value-type="float" office:value="29.1947129678395">
                <text:p>29.1947129678395</text:p>
              </table:table-cell>
              <table:table-cell office:value-type="float" office:value="32.7986672270368">
                <text:p>32.7986672270368</text:p>
              </table:table-cell>
              <table:table-cell office:value-type="float" office:value="34.0249916459334">
                <text:p>34.024991645933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.7011880273733">
                <text:p>31.7011880273733</text:p>
              </table:table-cell>
              <table:table-cell office:value-type="float" office:value="31.1712514319594">
                <text:p>31.1712514319594</text:p>
              </table:table-cell>
              <table:table-cell office:value-type="float" office:value="33.9535462681511">
                <text:p>33.9535462681511</text:p>
              </table:table-cell>
              <table:table-cell office:value-type="float" office:value="33.6298837234608">
                <text:p>33.629883723460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3.2820798363727">
                <text:p>33.2820798363727</text:p>
              </table:table-cell>
              <table:table-cell office:value-type="float" office:value="33.7409961346559">
                <text:p>33.7409961346559</text:p>
              </table:table-cell>
              <table:table-cell office:value-type="float" office:value="30.0369534515667">
                <text:p>30.0369534515667</text:p>
              </table:table-cell>
              <table:table-cell office:value-type="float" office:value="34.6951922585554">
                <text:p>34.695192258555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.8892336829971">
                <text:p>34.8892336829971</text:p>
              </table:table-cell>
              <table:table-cell office:value-type="float" office:value="33.1408149982499">
                <text:p>33.1408149982499</text:p>
              </table:table-cell>
              <table:table-cell office:value-type="float" office:value="33.7788219492094">
                <text:p>33.7788219492094</text:p>
              </table:table-cell>
              <table:table-cell office:value-type="float" office:value="34.2870484225079">
                <text:p>34.28704842250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.7977745091896">
                <text:p>29.7977745091896</text:p>
              </table:table-cell>
              <table:table-cell office:value-type="float" office:value="30.1702629682683">
                <text:p>30.1702629682683</text:p>
              </table:table-cell>
              <table:table-cell office:value-type="float" office:value="33.9334748950005">
                <text:p>33.9334748950005</text:p>
              </table:table-cell>
              <table:table-cell office:value-type="float" office:value="34.3433331911755">
                <text:p>34.34333319117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.2533616998648">
                <text:p>30.2533616998648</text:p>
              </table:table-cell>
              <table:table-cell office:value-type="float" office:value="34.5487508446485">
                <text:p>34.5487508446485</text:p>
              </table:table-cell>
              <table:table-cell office:value-type="float" office:value="34.4134206195982">
                <text:p>34.4134206195982</text:p>
              </table:table-cell>
              <table:table-cell office:value-type="float" office:value="34.8488438481012">
                <text:p>34.84884384810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.5641565730465">
                <text:p>34.5641565730465</text:p>
              </table:table-cell>
              <table:table-cell office:value-type="float" office:value="34.714478913316">
                <text:p>34.714478913316</text:p>
              </table:table-cell>
              <table:table-cell office:value-type="float" office:value="30.8788384993225">
                <text:p>30.8788384993225</text:p>
              </table:table-cell>
              <table:table-cell office:value-type="float" office:value="34.8079654459469">
                <text:p>34.807965445946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2251347071035">
                <text:p>34.2251347071035</text:p>
              </table:table-cell>
              <table:table-cell office:value-type="float" office:value="30.6922678272841">
                <text:p>30.6922678272841</text:p>
              </table:table-cell>
              <table:table-cell office:value-type="float" office:value="34.0619274469274">
                <text:p>34.0619274469274</text:p>
              </table:table-cell>
              <table:table-cell office:value-type="float" office:value="34.3299445340667">
                <text:p>34.3299445340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5303282283787">
                <text:p>30.5303282283787</text:p>
              </table:table-cell>
              <table:table-cell office:value-type="float" office:value="30.7727265255525">
                <text:p>30.7727265255525</text:p>
              </table:table-cell>
              <table:table-cell office:value-type="float" office:value="31.0448311300192">
                <text:p>31.0448311300192</text:p>
              </table:table-cell>
              <table:table-cell office:value-type="float" office:value="34.0141427539711">
                <text:p>34.01414275397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.3299048080701">
                <text:p>34.3299048080701</text:p>
              </table:table-cell>
              <table:table-cell office:value-type="float" office:value="30.8554909074417">
                <text:p>30.8554909074417</text:p>
              </table:table-cell>
              <table:table-cell office:value-type="float" office:value="31.1176185615043">
                <text:p>31.1176185615043</text:p>
              </table:table-cell>
              <table:table-cell office:value-type="float" office:value="31.377142893224">
                <text:p>31.37714289322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.9295853717411">
                <text:p>34.9295853717411</text:p>
              </table:table-cell>
              <table:table-cell office:value-type="float" office:value="30.9327146927031">
                <text:p>30.9327146927031</text:p>
              </table:table-cell>
              <table:table-cell office:value-type="float" office:value="34.5865297783494">
                <text:p>34.5865297783494</text:p>
              </table:table-cell>
              <table:table-cell office:value-type="float" office:value="31.4414194961067">
                <text:p>31.44141949610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01cm" svg:height="8.806cm" xlink:href=".." xlink:type="simple" chart:class="chart:line" chart:style-name="ch1">
        <chart:title svg:x="1.909cm" svg:y="0.311cm" chart:style-name="ch2">
          <text:p>Write Memory Instruction Percentages vs Graph Vertices</text:p>
        </chart:title>
        <chart:legend chart:legend-position="end" svg:x="13.528cm" svg:y="3.327cm" style:legend-expansion="high" chart:style-name="ch3"/>
        <chart:plot-area chart:style-name="ch4" table:cell-range-address="Instructions.P30:Instructions.T47 Instructions.Q29:Instructions.T29" chart:data-source-has-labels="both" svg:x="1.314cm" svg:y="1.624cm" svg:width="11.594cm" svg:height="6.032cm">
          <chartooo:coordinate-region svg:x="1.952cm" svg:y="1.831cm" svg:width="10.761cm" svg:height="5.163cm"/>
          <chart:axis chart:dimension="x" chart:name="primary-x" chart:style-name="ch5" chartooo:axis-type="auto">
            <chartooo:date-scale/>
            <chart:title svg:x="5.711cm" svg:y="7.833cm" chart:style-name="ch6">
              <text:p># of Graph Vertices</text:p>
            </chart:title>
            <chart:categories table:cell-range-address="Instructions.P30:Instructions.P47"/>
            <chart:grid chart:style-name="ch7" chart:class="major"/>
          </chart:axis>
          <chart:axis chart:dimension="y" chart:name="primary-y" chart:style-name="ch5">
            <chart:title svg:x="0.451cm" svg:y="7.419cm" chart:style-name="ch8">
              <text:p>Percentages of Write Mem Instructions</text:p>
            </chart:title>
            <chart:grid chart:style-name="ch7" chart:class="major"/>
          </chart:axis>
          <chart:series chart:style-name="ch9" chart:values-cell-range-address="Instructions.Q30:Instructions.Q47" chart:label-cell-address="Instructions.Q29:Instructions.Q29" chart:class="chart:line">
            <chart:data-point chart:repeated="18"/>
          </chart:series>
          <chart:series chart:style-name="ch10" chart:values-cell-range-address="Instructions.R30:Instructions.R47" chart:label-cell-address="Instructions.R29:Instructions.R29" chart:class="chart:line">
            <chart:data-point chart:repeated="18"/>
          </chart:series>
          <chart:series chart:style-name="ch11" chart:values-cell-range-address="Instructions.S30:Instructions.S47" chart:label-cell-address="Instructions.S29:Instructions.S29" chart:class="chart:line">
            <chart:data-point chart:repeated="18"/>
          </chart:series>
          <chart:series chart:style-name="ch12" chart:values-cell-range-address="Instructions.T30:Instructions.T47" chart:label-cell-address="Instructions.T29:Instructions.T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29:Instructions.Q29</svg:desc>
                </draw:g>
              </table:table-cell>
              <table:table-cell office:value-type="string">
                <text:p>E8</text:p>
                <draw:g>
                  <svg:desc>Instructions.R29:Instructions.R29</svg:desc>
                </draw:g>
              </table:table-cell>
              <table:table-cell office:value-type="string">
                <text:p>E16</text:p>
                <draw:g>
                  <svg:desc>Instructions.S29:Instructions.S29</svg:desc>
                </draw:g>
              </table:table-cell>
              <table:table-cell office:value-type="string">
                <text:p>E32</text:p>
                <draw:g>
                  <svg:desc>Instructions.T29:Instructions.T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30:Instructions.P47</svg:desc>
                </draw:g>
              </table:table-cell>
              <table:table-cell office:value-type="float" office:value="4.0987251890943">
                <text:p>4.0987251890943</text:p>
                <draw:g>
                  <svg:desc>Instructions.Q30:Instructions.Q47</svg:desc>
                </draw:g>
              </table:table-cell>
              <table:table-cell office:value-type="float" office:value="4.17820362377665">
                <text:p>4.17820362377665</text:p>
                <draw:g>
                  <svg:desc>Instructions.R30:Instructions.R47</svg:desc>
                </draw:g>
              </table:table-cell>
              <table:table-cell office:value-type="float" office:value="4.58442527417694">
                <text:p>4.58442527417694</text:p>
                <draw:g>
                  <svg:desc>Instructions.S30:Instructions.S47</svg:desc>
                </draw:g>
              </table:table-cell>
              <table:table-cell office:value-type="float" office:value="4.60435409413179">
                <text:p>4.60435409413179</text:p>
                <draw:g>
                  <svg:desc>Instructions.T30:Instructions.T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0896588572224">
                <text:p>4.40896588572224</text:p>
              </table:table-cell>
              <table:table-cell office:value-type="float" office:value="5.41287072031752">
                <text:p>5.41287072031752</text:p>
              </table:table-cell>
              <table:table-cell office:value-type="float" office:value="4.2583926512909">
                <text:p>4.2583926512909</text:p>
              </table:table-cell>
              <table:table-cell office:value-type="float" office:value="4.76103117990272">
                <text:p>4.761031179902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78473557235266">
                <text:p>4.78473557235266</text:p>
              </table:table-cell>
              <table:table-cell office:value-type="float" office:value="3.64648064057115">
                <text:p>3.64648064057115</text:p>
              </table:table-cell>
              <table:table-cell office:value-type="float" office:value="5.50387043531806">
                <text:p>5.50387043531806</text:p>
              </table:table-cell>
              <table:table-cell office:value-type="float" office:value="5.43826020579176">
                <text:p>5.438260205791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12011165125308">
                <text:p>6.12011165125308</text:p>
              </table:table-cell>
              <table:table-cell office:value-type="float" office:value="4.23402817886998">
                <text:p>4.23402817886998</text:p>
              </table:table-cell>
              <table:table-cell office:value-type="float" office:value="5.77972757431699">
                <text:p>5.77972757431699</text:p>
              </table:table-cell>
              <table:table-cell office:value-type="float" office:value="5.69234311281411">
                <text:p>5.6923431128141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93123256373691">
                <text:p>5.93123256373691</text:p>
              </table:table-cell>
              <table:table-cell office:value-type="float" office:value="5.03757917620883">
                <text:p>5.03757917620883</text:p>
              </table:table-cell>
              <table:table-cell office:value-type="float" office:value="6.29312358748921">
                <text:p>6.29312358748921</text:p>
              </table:table-cell>
              <table:table-cell office:value-type="float" office:value="7.94308366898604">
                <text:p>7.943083668986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2847231618769">
                <text:p>6.92847231618769</text:p>
              </table:table-cell>
              <table:table-cell office:value-type="float" office:value="5.91479442960706">
                <text:p>5.91479442960706</text:p>
              </table:table-cell>
              <table:table-cell office:value-type="float" office:value="9.37010128873706">
                <text:p>9.37010128873706</text:p>
              </table:table-cell>
              <table:table-cell office:value-type="float" office:value="9.98854373931155">
                <text:p>9.9885437393115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.94508569843457">
                <text:p>8.94508569843457</text:p>
              </table:table-cell>
              <table:table-cell office:value-type="float" office:value="10.1842252020146">
                <text:p>10.1842252020146</text:p>
              </table:table-cell>
              <table:table-cell office:value-type="float" office:value="10.8826537899716">
                <text:p>10.8826537899716</text:p>
              </table:table-cell>
              <table:table-cell office:value-type="float" office:value="10.7264698402547">
                <text:p>10.72646984025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7043096246413">
                <text:p>10.7043096246413</text:p>
              </table:table-cell>
              <table:table-cell office:value-type="float" office:value="12.0569986918333">
                <text:p>12.0569986918333</text:p>
              </table:table-cell>
              <table:table-cell office:value-type="float" office:value="11.5145376075559">
                <text:p>11.5145376075559</text:p>
              </table:table-cell>
              <table:table-cell office:value-type="float" office:value="11.2135268596363">
                <text:p>11.21352685963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7822368718052">
                <text:p>11.7822368718052</text:p>
              </table:table-cell>
              <table:table-cell office:value-type="float" office:value="11.4878041629557">
                <text:p>11.4878041629557</text:p>
              </table:table-cell>
              <table:table-cell office:value-type="float" office:value="11.9471253994008">
                <text:p>11.9471253994008</text:p>
              </table:table-cell>
              <table:table-cell office:value-type="float" office:value="11.8536118784311">
                <text:p>11.85361187843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4685108169588">
                <text:p>12.4685108169588</text:p>
              </table:table-cell>
              <table:table-cell office:value-type="float" office:value="12.2215787773516">
                <text:p>12.2215787773516</text:p>
              </table:table-cell>
              <table:table-cell office:value-type="float" office:value="13.4058263843187">
                <text:p>13.4058263843187</text:p>
              </table:table-cell>
              <table:table-cell office:value-type="float" office:value="11.6281199147361">
                <text:p>11.62811991473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9227056433592">
                <text:p>12.9227056433592</text:p>
              </table:table-cell>
              <table:table-cell office:value-type="float" office:value="12.5088326091561">
                <text:p>12.5088326091561</text:p>
              </table:table-cell>
              <table:table-cell office:value-type="float" office:value="12.128901747208">
                <text:p>12.128901747208</text:p>
              </table:table-cell>
              <table:table-cell office:value-type="float" office:value="11.7772909010212">
                <text:p>11.77729090102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8863457598063">
                <text:p>13.8863457598063</text:p>
              </table:table-cell>
              <table:table-cell office:value-type="float" office:value="13.7651254775817">
                <text:p>13.7651254775817</text:p>
              </table:table-cell>
              <table:table-cell office:value-type="float" office:value="12.1948291600379">
                <text:p>12.1948291600379</text:p>
              </table:table-cell>
              <table:table-cell office:value-type="float" office:value="11.7241580750903">
                <text:p>11.724158075090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.0610400404024">
                <text:p>14.0610400404024</text:p>
              </table:table-cell>
              <table:table-cell office:value-type="float" office:value="12.326752656661">
                <text:p>12.326752656661</text:p>
              </table:table-cell>
              <table:table-cell office:value-type="float" office:value="11.943686718078">
                <text:p>11.943686718078</text:p>
              </table:table-cell>
              <table:table-cell office:value-type="float" office:value="11.4712276726134">
                <text:p>11.471227672613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.0027546815902">
                <text:p>13.0027546815902</text:p>
              </table:table-cell>
              <table:table-cell office:value-type="float" office:value="12.275768473023">
                <text:p>12.275768473023</text:p>
              </table:table-cell>
              <table:table-cell office:value-type="float" office:value="13.4246651565876">
                <text:p>13.4246651565876</text:p>
              </table:table-cell>
              <table:table-cell office:value-type="float" office:value="11.4415948476972">
                <text:p>11.441594847697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.2135881724456">
                <text:p>13.2135881724456</text:p>
              </table:table-cell>
              <table:table-cell office:value-type="float" office:value="13.6796291243528">
                <text:p>13.6796291243528</text:p>
              </table:table-cell>
              <table:table-cell office:value-type="float" office:value="12.0442192502353">
                <text:p>12.0442192502353</text:p>
              </table:table-cell>
              <table:table-cell office:value-type="float" office:value="11.5986858058121">
                <text:p>11.59868580581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9719408457279">
                <text:p>13.9719408457279</text:p>
              </table:table-cell>
              <table:table-cell office:value-type="float" office:value="13.6189454260152">
                <text:p>13.6189454260152</text:p>
              </table:table-cell>
              <table:table-cell office:value-type="float" office:value="13.2662869907642">
                <text:p>13.2662869907642</text:p>
              </table:table-cell>
              <table:table-cell office:value-type="float" office:value="11.6969456805019">
                <text:p>11.696945680501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0731655505111">
                <text:p>13.0731655505111</text:p>
              </table:table-cell>
              <table:table-cell office:value-type="float" office:value="13.5306425695488">
                <text:p>13.5306425695488</text:p>
              </table:table-cell>
              <table:table-cell office:value-type="float" office:value="13.1870232783315">
                <text:p>13.1870232783315</text:p>
              </table:table-cell>
              <table:table-cell office:value-type="float" office:value="12.8560990579922">
                <text:p>12.856099057992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7316943726498">
                <text:p>12.7316943726498</text:p>
              </table:table-cell>
              <table:table-cell office:value-type="float" office:value="13.445115407367">
                <text:p>13.445115407367</text:p>
              </table:table-cell>
              <table:table-cell office:value-type="float" office:value="11.7078034958532">
                <text:p>11.7078034958532</text:p>
              </table:table-cell>
              <table:table-cell office:value-type="float" office:value="12.7670540544534">
                <text:p>12.76705405445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